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8.35pt"/>
    </style:style>
    <style:style style:name="co2" style:family="table-column">
      <style:table-column-properties fo:break-before="auto" style:column-width="48.25pt"/>
    </style:style>
    <style:style style:name="co3" style:family="table-column">
      <style:table-column-properties fo:break-before="auto" style:column-width="72.96pt"/>
    </style:style>
    <style:style style:name="co4" style:family="table-column">
      <style:table-column-properties fo:break-before="auto" style:column-width="43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T_Lin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:0</text:p>
          </table:table-cell>
          <table:table-cell office:value-type="string" calcext:value-type="string">
            <text:p>U0_adim</text:p>
          </table:table-cell>
          <table:table-cell office:value-type="string" calcext:value-type="string">
            <text:p>UMean:0</text:p>
          </table:table-cell>
          <table:table-cell office:value-type="string" calcext:value-type="string">
            <text:p>U0mean_adim</text:p>
          </table:table-cell>
          <table:table-cell office:value-type="string" calcext:value-type="string">
            <text:p>Points:0</text:p>
          </table:table-cell>
          <table:table-cell office:value-type="string" calcext:value-type="string">
            <text:p>Points adim</text:p>
          </table:table-cell>
        </table:table-row>
        <table:table-row table:style-name="ro1">
          <table:table-cell office:value-type="float" office:value="9.9399" calcext:value-type="float">
            <text:p>9.9399</text:p>
          </table:table-cell>
          <table:table-cell table:formula="of:=[.A2]/[.$A$2]" office:value-type="float" office:value="1" calcext:value-type="float">
            <text:p>1</text:p>
          </table:table-cell>
          <table:table-cell office:value-type="float" office:value="9.9439" calcext:value-type="float">
            <text:p>9.9439</text:p>
          </table:table-cell>
          <table:table-cell table:formula="of:=[.C2]/[.$C$2]" office:value-type="float" office:value="1" calcext:value-type="float">
            <text:p>1</text:p>
          </table:table-cell>
          <table:table-cell office:value-type="float" office:value="7.68" calcext:value-type="float">
            <text:p>7.68</text:p>
          </table:table-cell>
          <table:table-cell table:formula="of:=([.E2]-12)/4.5" office:value-type="float" office:value="-0.96" calcext:value-type="float">
            <text:p>-0.96</text:p>
          </table:table-cell>
        </table:table-row>
        <table:table-row table:style-name="ro1">
          <table:table-cell office:value-type="float" office:value="9.9359" calcext:value-type="float">
            <text:p>9.9359</text:p>
          </table:table-cell>
          <table:table-cell table:formula="of:=[.A3]/[.$A$2]" office:value-type="float" office:value="0.999597581464602" calcext:value-type="float">
            <text:p>0.999597581464602</text:p>
          </table:table-cell>
          <table:table-cell office:value-type="float" office:value="9.9402" calcext:value-type="float">
            <text:p>9.9402</text:p>
          </table:table-cell>
          <table:table-cell table:formula="of:=[.C3]/[.$C$2]" office:value-type="float" office:value="0.999627912589628" calcext:value-type="float">
            <text:p>0.999627912589628</text:p>
          </table:table-cell>
          <table:table-cell office:value-type="float" office:value="7.7804" calcext:value-type="float">
            <text:p>7.7804</text:p>
          </table:table-cell>
          <table:table-cell table:formula="of:=([.E3]-12)/4.5" office:value-type="float" office:value="-0.937688888888889" calcext:value-type="float">
            <text:p>-0.937688888888889</text:p>
          </table:table-cell>
        </table:table-row>
        <table:table-row table:style-name="ro1">
          <table:table-cell office:value-type="float" office:value="9.9319" calcext:value-type="float">
            <text:p>9.9319</text:p>
          </table:table-cell>
          <table:table-cell table:formula="of:=[.A4]/[.$A$2]" office:value-type="float" office:value="0.999195162929205" calcext:value-type="float">
            <text:p>0.999195162929205</text:p>
          </table:table-cell>
          <table:table-cell office:value-type="float" office:value="9.9365" calcext:value-type="float">
            <text:p>9.9365</text:p>
          </table:table-cell>
          <table:table-cell table:formula="of:=[.C4]/[.$C$2]" office:value-type="float" office:value="0.999255825179256" calcext:value-type="float">
            <text:p>0.999255825179256</text:p>
          </table:table-cell>
          <table:table-cell office:value-type="float" office:value="7.8807" calcext:value-type="float">
            <text:p>7.8807</text:p>
          </table:table-cell>
          <table:table-cell table:formula="of:=([.E4]-12)/4.5" office:value-type="float" office:value="-0.9154" calcext:value-type="float">
            <text:p>-0.9154</text:p>
          </table:table-cell>
        </table:table-row>
        <table:table-row table:style-name="ro1">
          <table:table-cell office:value-type="float" office:value="9.9279" calcext:value-type="float">
            <text:p>9.9279</text:p>
          </table:table-cell>
          <table:table-cell table:formula="of:=[.A5]/[.$A$2]" office:value-type="float" office:value="0.998792744393807" calcext:value-type="float">
            <text:p>0.998792744393807</text:p>
          </table:table-cell>
          <table:table-cell office:value-type="float" office:value="9.9328" calcext:value-type="float">
            <text:p>9.9328</text:p>
          </table:table-cell>
          <table:table-cell table:formula="of:=[.C5]/[.$C$2]" office:value-type="float" office:value="0.998883737768884" calcext:value-type="float">
            <text:p>0.998883737768884</text:p>
          </table:table-cell>
          <table:table-cell office:value-type="float" office:value="7.9811" calcext:value-type="float">
            <text:p>7.9811</text:p>
          </table:table-cell>
          <table:table-cell table:formula="of:=([.E5]-12)/4.5" office:value-type="float" office:value="-0.893088888888889" calcext:value-type="float">
            <text:p>-0.893088888888889</text:p>
          </table:table-cell>
        </table:table-row>
        <table:table-row table:style-name="ro1">
          <table:table-cell office:value-type="float" office:value="9.9243" calcext:value-type="float">
            <text:p>9.9243</text:p>
          </table:table-cell>
          <table:table-cell table:formula="of:=[.A6]/[.$A$2]" office:value-type="float" office:value="0.998430567711949" calcext:value-type="float">
            <text:p>0.998430567711949</text:p>
          </table:table-cell>
          <table:table-cell office:value-type="float" office:value="9.9295" calcext:value-type="float">
            <text:p>9.9295</text:p>
          </table:table-cell>
          <table:table-cell table:formula="of:=[.C6]/[.$C$2]" office:value-type="float" office:value="0.998551876024498" calcext:value-type="float">
            <text:p>0.998551876024498</text:p>
          </table:table-cell>
          <table:table-cell office:value-type="float" office:value="8.0814" calcext:value-type="float">
            <text:p>8.0814</text:p>
          </table:table-cell>
          <table:table-cell table:formula="of:=([.E6]-12)/4.5" office:value-type="float" office:value="-0.8708" calcext:value-type="float">
            <text:p>-0.8708</text:p>
          </table:table-cell>
        </table:table-row>
        <table:table-row table:style-name="ro1">
          <table:table-cell office:value-type="float" office:value="9.9212" calcext:value-type="float">
            <text:p>9.9212</text:p>
          </table:table-cell>
          <table:table-cell table:formula="of:=[.A7]/[.$A$2]" office:value-type="float" office:value="0.998118693347016" calcext:value-type="float">
            <text:p>0.998118693347016</text:p>
          </table:table-cell>
          <table:table-cell office:value-type="float" office:value="9.9266" calcext:value-type="float">
            <text:p>9.9266</text:p>
          </table:table-cell>
          <table:table-cell table:formula="of:=[.C7]/[.$C$2]" office:value-type="float" office:value="0.998260239946098" calcext:value-type="float">
            <text:p>0.998260239946098</text:p>
          </table:table-cell>
          <table:table-cell office:value-type="float" office:value="8.1818" calcext:value-type="float">
            <text:p>8.1818</text:p>
          </table:table-cell>
          <table:table-cell table:formula="of:=([.E7]-12)/4.5" office:value-type="float" office:value="-0.848488888888889" calcext:value-type="float">
            <text:p>-0.848488888888889</text:p>
          </table:table-cell>
        </table:table-row>
        <table:table-row table:style-name="ro1">
          <table:table-cell office:value-type="float" office:value="9.918" calcext:value-type="float">
            <text:p>9.918</text:p>
          </table:table-cell>
          <table:table-cell table:formula="of:=[.A8]/[.$A$2]" office:value-type="float" office:value="0.997796758518697" calcext:value-type="float">
            <text:p>0.997796758518697</text:p>
          </table:table-cell>
          <table:table-cell office:value-type="float" office:value="9.9237" calcext:value-type="float">
            <text:p>9.9237</text:p>
          </table:table-cell>
          <table:table-cell table:formula="of:=[.C8]/[.$C$2]" office:value-type="float" office:value="0.997968603867698" calcext:value-type="float">
            <text:p>0.997968603867698</text:p>
          </table:table-cell>
          <table:table-cell office:value-type="float" office:value="8.2821" calcext:value-type="float">
            <text:p>8.2821</text:p>
          </table:table-cell>
          <table:table-cell table:formula="of:=([.E8]-12)/4.5" office:value-type="float" office:value="-0.8262" calcext:value-type="float">
            <text:p>-0.8262</text:p>
          </table:table-cell>
        </table:table-row>
        <table:table-row table:style-name="ro1">
          <table:table-cell office:value-type="float" office:value="9.9149" calcext:value-type="float">
            <text:p>9.9149</text:p>
          </table:table-cell>
          <table:table-cell table:formula="of:=[.A9]/[.$A$2]" office:value-type="float" office:value="0.997484884153764" calcext:value-type="float">
            <text:p>0.997484884153764</text:p>
          </table:table-cell>
          <table:table-cell office:value-type="float" office:value="9.9208" calcext:value-type="float">
            <text:p>9.9208</text:p>
          </table:table-cell>
          <table:table-cell table:formula="of:=[.C9]/[.$C$2]" office:value-type="float" office:value="0.997676967789298" calcext:value-type="float">
            <text:p>0.997676967789298</text:p>
          </table:table-cell>
          <table:table-cell office:value-type="float" office:value="8.3825" calcext:value-type="float">
            <text:p>8.3825</text:p>
          </table:table-cell>
          <table:table-cell table:formula="of:=([.E9]-12)/4.5" office:value-type="float" office:value="-0.803888888888889" calcext:value-type="float">
            <text:p>-0.803888888888889</text:p>
          </table:table-cell>
        </table:table-row>
        <table:table-row table:style-name="ro1">
          <table:table-cell office:value-type="float" office:value="9.9118" calcext:value-type="float">
            <text:p>9.9118</text:p>
          </table:table-cell>
          <table:table-cell table:formula="of:=[.A10]/[.$A$2]" office:value-type="float" office:value="0.997173009788831" calcext:value-type="float">
            <text:p>0.997173009788831</text:p>
          </table:table-cell>
          <table:table-cell office:value-type="float" office:value="9.9179" calcext:value-type="float">
            <text:p>9.9179</text:p>
          </table:table-cell>
          <table:table-cell table:formula="of:=[.C10]/[.$C$2]" office:value-type="float" office:value="0.997385331710898" calcext:value-type="float">
            <text:p>0.997385331710898</text:p>
          </table:table-cell>
          <table:table-cell office:value-type="float" office:value="8.4828" calcext:value-type="float">
            <text:p>8.4828</text:p>
          </table:table-cell>
          <table:table-cell table:formula="of:=([.E10]-12)/4.5" office:value-type="float" office:value="-0.7816" calcext:value-type="float">
            <text:p>-0.7816</text:p>
          </table:table-cell>
        </table:table-row>
        <table:table-row table:style-name="ro1">
          <table:table-cell office:value-type="float" office:value="9.9068" calcext:value-type="float">
            <text:p>9.9068</text:p>
          </table:table-cell>
          <table:table-cell table:formula="of:=[.A11]/[.$A$2]" office:value-type="float" office:value="0.996669986619584" calcext:value-type="float">
            <text:p>0.996669986619584</text:p>
          </table:table-cell>
          <table:table-cell office:value-type="float" office:value="9.9133" calcext:value-type="float">
            <text:p>9.9133</text:p>
          </table:table-cell>
          <table:table-cell table:formula="of:=[.C11]/[.$C$2]" office:value-type="float" office:value="0.996922736552057" calcext:value-type="float">
            <text:p>0.996922736552057</text:p>
          </table:table-cell>
          <table:table-cell office:value-type="float" office:value="8.5831" calcext:value-type="float">
            <text:p>8.5831</text:p>
          </table:table-cell>
          <table:table-cell table:formula="of:=([.E11]-12)/4.5" office:value-type="float" office:value="-0.759311111111111" calcext:value-type="float">
            <text:p>-0.759311111111111</text:p>
          </table:table-cell>
        </table:table-row>
        <table:table-row table:style-name="ro1">
          <table:table-cell office:value-type="float" office:value="9.9002" calcext:value-type="float">
            <text:p>9.9002</text:p>
          </table:table-cell>
          <table:table-cell table:formula="of:=[.A12]/[.$A$2]" office:value-type="float" office:value="0.996005996036177" calcext:value-type="float">
            <text:p>0.996005996036177</text:p>
          </table:table-cell>
          <table:table-cell office:value-type="float" office:value="9.9072" calcext:value-type="float">
            <text:p>9.9072</text:p>
          </table:table-cell>
          <table:table-cell table:formula="of:=[.C12]/[.$C$2]" office:value-type="float" office:value="0.996309295145768" calcext:value-type="float">
            <text:p>0.996309295145768</text:p>
          </table:table-cell>
          <table:table-cell office:value-type="float" office:value="8.6835" calcext:value-type="float">
            <text:p>8.6835</text:p>
          </table:table-cell>
          <table:table-cell table:formula="of:=([.E12]-12)/4.5" office:value-type="float" office:value="-0.737" calcext:value-type="float">
            <text:p>-0.737</text:p>
          </table:table-cell>
        </table:table-row>
        <table:table-row table:style-name="ro1">
          <table:table-cell office:value-type="float" office:value="9.8936" calcext:value-type="float">
            <text:p>9.8936</text:p>
          </table:table-cell>
          <table:table-cell table:formula="of:=[.A13]/[.$A$2]" office:value-type="float" office:value="0.995342005452771" calcext:value-type="float">
            <text:p>0.995342005452771</text:p>
          </table:table-cell>
          <table:table-cell office:value-type="float" office:value="9.9011" calcext:value-type="float">
            <text:p>9.9011</text:p>
          </table:table-cell>
          <table:table-cell table:formula="of:=[.C13]/[.$C$2]" office:value-type="float" office:value="0.995695853739479" calcext:value-type="float">
            <text:p>0.995695853739479</text:p>
          </table:table-cell>
          <table:table-cell office:value-type="float" office:value="8.7838" calcext:value-type="float">
            <text:p>8.7838</text:p>
          </table:table-cell>
          <table:table-cell table:formula="of:=([.E13]-12)/4.5" office:value-type="float" office:value="-0.714711111111111" calcext:value-type="float">
            <text:p>-0.714711111111111</text:p>
          </table:table-cell>
        </table:table-row>
        <table:table-row table:style-name="ro1">
          <table:table-cell office:value-type="float" office:value="9.887" calcext:value-type="float">
            <text:p>9.887</text:p>
          </table:table-cell>
          <table:table-cell table:formula="of:=[.A14]/[.$A$2]" office:value-type="float" office:value="0.994678014869365" calcext:value-type="float">
            <text:p>0.994678014869365</text:p>
          </table:table-cell>
          <table:table-cell office:value-type="float" office:value="9.895" calcext:value-type="float">
            <text:p>9.895</text:p>
          </table:table-cell>
          <table:table-cell table:formula="of:=[.C14]/[.$C$2]" office:value-type="float" office:value="0.995082412333189" calcext:value-type="float">
            <text:p>0.995082412333189</text:p>
          </table:table-cell>
          <table:table-cell office:value-type="float" office:value="8.8842" calcext:value-type="float">
            <text:p>8.8842</text:p>
          </table:table-cell>
          <table:table-cell table:formula="of:=([.E14]-12)/4.5" office:value-type="float" office:value="-0.6924" calcext:value-type="float">
            <text:p>-0.6924</text:p>
          </table:table-cell>
        </table:table-row>
        <table:table-row table:style-name="ro1">
          <table:table-cell office:value-type="float" office:value="9.882" calcext:value-type="float">
            <text:p>9.882</text:p>
          </table:table-cell>
          <table:table-cell table:formula="of:=[.A15]/[.$A$2]" office:value-type="float" office:value="0.994174991700118" calcext:value-type="float">
            <text:p>0.994174991700118</text:p>
          </table:table-cell>
          <table:table-cell office:value-type="float" office:value="9.8905" calcext:value-type="float">
            <text:p>9.8905</text:p>
          </table:table-cell>
          <table:table-cell table:formula="of:=[.C15]/[.$C$2]" office:value-type="float" office:value="0.994629873590845" calcext:value-type="float">
            <text:p>0.994629873590845</text:p>
          </table:table-cell>
          <table:table-cell office:value-type="float" office:value="8.9846" calcext:value-type="float">
            <text:p>8.9846</text:p>
          </table:table-cell>
          <table:table-cell table:formula="of:=([.E15]-12)/4.5" office:value-type="float" office:value="-0.670088888888889" calcext:value-type="float">
            <text:p>-0.670088888888889</text:p>
          </table:table-cell>
        </table:table-row>
        <table:table-row table:style-name="ro1">
          <table:table-cell office:value-type="float" office:value="9.8771" calcext:value-type="float">
            <text:p>9.8771</text:p>
          </table:table-cell>
          <table:table-cell table:formula="of:=[.A16]/[.$A$2]" office:value-type="float" office:value="0.993682028994255" calcext:value-type="float">
            <text:p>0.993682028994255</text:p>
          </table:table-cell>
          <table:table-cell office:value-type="float" office:value="9.8861" calcext:value-type="float">
            <text:p>9.8861</text:p>
          </table:table-cell>
          <table:table-cell table:formula="of:=[.C16]/[.$C$2]" office:value-type="float" office:value="0.994187391264997" calcext:value-type="float">
            <text:p>0.994187391264997</text:p>
          </table:table-cell>
          <table:table-cell office:value-type="float" office:value="9.0849" calcext:value-type="float">
            <text:p>9.0849</text:p>
          </table:table-cell>
          <table:table-cell table:formula="of:=([.E16]-12)/4.5" office:value-type="float" office:value="-0.6478" calcext:value-type="float">
            <text:p>-0.6478</text:p>
          </table:table-cell>
        </table:table-row>
        <table:table-row table:style-name="ro1">
          <table:table-cell office:value-type="float" office:value="9.8723" calcext:value-type="float">
            <text:p>9.8723</text:p>
          </table:table-cell>
          <table:table-cell table:formula="of:=[.A17]/[.$A$2]" office:value-type="float" office:value="0.993199126751778" calcext:value-type="float">
            <text:p>0.993199126751778</text:p>
          </table:table-cell>
          <table:table-cell office:value-type="float" office:value="9.8817" calcext:value-type="float">
            <text:p>9.8817</text:p>
          </table:table-cell>
          <table:table-cell table:formula="of:=[.C17]/[.$C$2]" office:value-type="float" office:value="0.993744908939149" calcext:value-type="float">
            <text:p>0.993744908939149</text:p>
          </table:table-cell>
          <table:table-cell office:value-type="float" office:value="9.1853" calcext:value-type="float">
            <text:p>9.1853</text:p>
          </table:table-cell>
          <table:table-cell table:formula="of:=([.E17]-12)/4.5" office:value-type="float" office:value="-0.625488888888889" calcext:value-type="float">
            <text:p>-0.625488888888889</text:p>
          </table:table-cell>
        </table:table-row>
        <table:table-row table:style-name="ro1">
          <table:table-cell office:value-type="float" office:value="9.8674" calcext:value-type="float">
            <text:p>9.8674</text:p>
          </table:table-cell>
          <table:table-cell table:formula="of:=[.A18]/[.$A$2]" office:value-type="float" office:value="0.992706164045916" calcext:value-type="float">
            <text:p>0.992706164045916</text:p>
          </table:table-cell>
          <table:table-cell office:value-type="float" office:value="9.8772" calcext:value-type="float">
            <text:p>9.8772</text:p>
          </table:table-cell>
          <table:table-cell table:formula="of:=[.C18]/[.$C$2]" office:value-type="float" office:value="0.993292370196804" calcext:value-type="float">
            <text:p>0.993292370196804</text:p>
          </table:table-cell>
          <table:table-cell office:value-type="float" office:value="9.2856" calcext:value-type="float">
            <text:p>9.2856</text:p>
          </table:table-cell>
          <table:table-cell table:formula="of:=([.E18]-12)/4.5" office:value-type="float" office:value="-0.6032" calcext:value-type="float">
            <text:p>-0.6032</text:p>
          </table:table-cell>
        </table:table-row>
        <table:table-row table:style-name="ro1">
          <table:table-cell office:value-type="float" office:value="9.8599" calcext:value-type="float">
            <text:p>9.8599</text:p>
          </table:table-cell>
          <table:table-cell table:formula="of:=[.A19]/[.$A$2]" office:value-type="float" office:value="0.991951629292045" calcext:value-type="float">
            <text:p>0.991951629292045</text:p>
          </table:table-cell>
          <table:table-cell office:value-type="float" office:value="9.8705" calcext:value-type="float">
            <text:p>9.8705</text:p>
          </table:table-cell>
          <table:table-cell table:formula="of:=[.C19]/[.$C$2]" office:value-type="float" office:value="0.992618590291536" calcext:value-type="float">
            <text:p>0.992618590291536</text:p>
          </table:table-cell>
          <table:table-cell office:value-type="float" office:value="9.386" calcext:value-type="float">
            <text:p>9.386</text:p>
          </table:table-cell>
          <table:table-cell table:formula="of:=([.E19]-12)/4.5" office:value-type="float" office:value="-0.580888888888889" calcext:value-type="float">
            <text:p>-0.580888888888889</text:p>
          </table:table-cell>
        </table:table-row>
        <table:table-row table:style-name="ro1">
          <table:table-cell office:value-type="float" office:value="9.8489" calcext:value-type="float">
            <text:p>9.8489</text:p>
          </table:table-cell>
          <table:table-cell table:formula="of:=[.A20]/[.$A$2]" office:value-type="float" office:value="0.990844978319701" calcext:value-type="float">
            <text:p>0.990844978319701</text:p>
          </table:table-cell>
          <table:table-cell office:value-type="float" office:value="9.8606" calcext:value-type="float">
            <text:p>9.8606</text:p>
          </table:table-cell>
          <table:table-cell table:formula="of:=[.C20]/[.$C$2]" office:value-type="float" office:value="0.991623005058377" calcext:value-type="float">
            <text:p>0.991623005058377</text:p>
          </table:table-cell>
          <table:table-cell office:value-type="float" office:value="9.4863" calcext:value-type="float">
            <text:p>9.4863</text:p>
          </table:table-cell>
          <table:table-cell table:formula="of:=([.E20]-12)/4.5" office:value-type="float" office:value="-0.5586" calcext:value-type="float">
            <text:p>-0.5586</text:p>
          </table:table-cell>
        </table:table-row>
        <table:table-row table:style-name="ro1">
          <table:table-cell office:value-type="float" office:value="9.8379" calcext:value-type="float">
            <text:p>9.8379</text:p>
          </table:table-cell>
          <table:table-cell table:formula="of:=[.A21]/[.$A$2]" office:value-type="float" office:value="0.989738327347358" calcext:value-type="float">
            <text:p>0.989738327347358</text:p>
          </table:table-cell>
          <table:table-cell office:value-type="float" office:value="9.8507" calcext:value-type="float">
            <text:p>9.8507</text:p>
          </table:table-cell>
          <table:table-cell table:formula="of:=[.C21]/[.$C$2]" office:value-type="float" office:value="0.99062741982522" calcext:value-type="float">
            <text:p>0.99062741982522</text:p>
          </table:table-cell>
          <table:table-cell office:value-type="float" office:value="9.5866" calcext:value-type="float">
            <text:p>9.5866</text:p>
          </table:table-cell>
          <table:table-cell table:formula="of:=([.E21]-12)/4.5" office:value-type="float" office:value="-0.536311111111111" calcext:value-type="float">
            <text:p>-0.536311111111111</text:p>
          </table:table-cell>
        </table:table-row>
        <table:table-row table:style-name="ro1">
          <table:table-cell office:value-type="float" office:value="9.8275" calcext:value-type="float">
            <text:p>9.8275</text:p>
          </table:table-cell>
          <table:table-cell table:formula="of:=[.A22]/[.$A$2]" office:value-type="float" office:value="0.988692039155323" calcext:value-type="float">
            <text:p>0.988692039155323</text:p>
          </table:table-cell>
          <table:table-cell office:value-type="float" office:value="9.8414" calcext:value-type="float">
            <text:p>9.8414</text:p>
          </table:table-cell>
          <table:table-cell table:formula="of:=[.C22]/[.$C$2]" office:value-type="float" office:value="0.989692173091041" calcext:value-type="float">
            <text:p>0.989692173091041</text:p>
          </table:table-cell>
          <table:table-cell office:value-type="float" office:value="9.687" calcext:value-type="float">
            <text:p>9.687</text:p>
          </table:table-cell>
          <table:table-cell table:formula="of:=([.E22]-12)/4.5" office:value-type="float" office:value="-0.514" calcext:value-type="float">
            <text:p>-0.514</text:p>
          </table:table-cell>
        </table:table-row>
        <table:table-row table:style-name="ro1">
          <table:table-cell office:value-type="float" office:value="9.8201" calcext:value-type="float">
            <text:p>9.8201</text:p>
          </table:table-cell>
          <table:table-cell table:formula="of:=[.A23]/[.$A$2]" office:value-type="float" office:value="0.987947564864838" calcext:value-type="float">
            <text:p>0.987947564864838</text:p>
          </table:table-cell>
          <table:table-cell office:value-type="float" office:value="9.8349" calcext:value-type="float">
            <text:p>9.8349</text:p>
          </table:table-cell>
          <table:table-cell table:formula="of:=[.C23]/[.$C$2]" office:value-type="float" office:value="0.989038506018765" calcext:value-type="float">
            <text:p>0.989038506018765</text:p>
          </table:table-cell>
          <table:table-cell office:value-type="float" office:value="9.7873" calcext:value-type="float">
            <text:p>9.7873</text:p>
          </table:table-cell>
          <table:table-cell table:formula="of:=([.E23]-12)/4.5" office:value-type="float" office:value="-0.491711111111111" calcext:value-type="float">
            <text:p>-0.491711111111111</text:p>
          </table:table-cell>
        </table:table-row>
        <table:table-row table:style-name="ro1">
          <table:table-cell office:value-type="float" office:value="9.8126" calcext:value-type="float">
            <text:p>9.8126</text:p>
          </table:table-cell>
          <table:table-cell table:formula="of:=[.A24]/[.$A$2]" office:value-type="float" office:value="0.987193030110967" calcext:value-type="float">
            <text:p>0.987193030110967</text:p>
          </table:table-cell>
          <table:table-cell office:value-type="float" office:value="9.8284" calcext:value-type="float">
            <text:p>9.8284</text:p>
          </table:table-cell>
          <table:table-cell table:formula="of:=[.C24]/[.$C$2]" office:value-type="float" office:value="0.98838483894649" calcext:value-type="float">
            <text:p>0.98838483894649</text:p>
          </table:table-cell>
          <table:table-cell office:value-type="float" office:value="9.8877" calcext:value-type="float">
            <text:p>9.8877</text:p>
          </table:table-cell>
          <table:table-cell table:formula="of:=([.E24]-12)/4.5" office:value-type="float" office:value="-0.4694" calcext:value-type="float">
            <text:p>-0.4694</text:p>
          </table:table-cell>
        </table:table-row>
        <table:table-row table:style-name="ro1">
          <table:table-cell office:value-type="float" office:value="9.8052" calcext:value-type="float">
            <text:p>9.8052</text:p>
          </table:table-cell>
          <table:table-cell table:formula="of:=[.A25]/[.$A$2]" office:value-type="float" office:value="0.986448555820481" calcext:value-type="float">
            <text:p>0.986448555820481</text:p>
          </table:table-cell>
          <table:table-cell office:value-type="float" office:value="9.8218" calcext:value-type="float">
            <text:p>9.8218</text:p>
          </table:table-cell>
          <table:table-cell table:formula="of:=[.C25]/[.$C$2]" office:value-type="float" office:value="0.987721115457718" calcext:value-type="float">
            <text:p>0.987721115457718</text:p>
          </table:table-cell>
          <table:table-cell office:value-type="float" office:value="9.9881" calcext:value-type="float">
            <text:p>9.9881</text:p>
          </table:table-cell>
          <table:table-cell table:formula="of:=([.E25]-12)/4.5" office:value-type="float" office:value="-0.447088888888889" calcext:value-type="float">
            <text:p>-0.447088888888889</text:p>
          </table:table-cell>
        </table:table-row>
        <table:table-row table:style-name="ro1">
          <table:table-cell office:value-type="float" office:value="9.7964" calcext:value-type="float">
            <text:p>9.7964</text:p>
          </table:table-cell>
          <table:table-cell table:formula="of:=[.A26]/[.$A$2]" office:value-type="float" office:value="0.985563235042606" calcext:value-type="float">
            <text:p>0.985563235042606</text:p>
          </table:table-cell>
          <table:table-cell office:value-type="float" office:value="9.8142" calcext:value-type="float">
            <text:p>9.8142</text:p>
          </table:table-cell>
          <table:table-cell table:formula="of:=[.C26]/[.$C$2]" office:value-type="float" office:value="0.98695682780398" calcext:value-type="float">
            <text:p>0.98695682780398</text:p>
          </table:table-cell>
          <table:table-cell office:value-type="float" office:value="10.088" calcext:value-type="float">
            <text:p>10.088</text:p>
          </table:table-cell>
          <table:table-cell table:formula="of:=([.E26]-12)/4.5" office:value-type="float" office:value="-0.424888888888889" calcext:value-type="float">
            <text:p>-0.424888888888889</text:p>
          </table:table-cell>
        </table:table-row>
        <table:table-row table:style-name="ro1">
          <table:table-cell office:value-type="float" office:value="9.7706" calcext:value-type="float">
            <text:p>9.7706</text:p>
          </table:table-cell>
          <table:table-cell table:formula="of:=[.A27]/[.$A$2]" office:value-type="float" office:value="0.982967635489291" calcext:value-type="float">
            <text:p>0.982967635489291</text:p>
          </table:table-cell>
          <table:table-cell office:value-type="float" office:value="9.7918" calcext:value-type="float">
            <text:p>9.7918</text:p>
          </table:table-cell>
          <table:table-cell table:formula="of:=[.C27]/[.$C$2]" office:value-type="float" office:value="0.984704190508754" calcext:value-type="float">
            <text:p>0.984704190508754</text:p>
          </table:table-cell>
          <table:table-cell office:value-type="float" office:value="10.189" calcext:value-type="float">
            <text:p>10.189</text:p>
          </table:table-cell>
          <table:table-cell table:formula="of:=([.E27]-12)/4.5" office:value-type="float" office:value="-0.402444444444444" calcext:value-type="float">
            <text:p>-0.402444444444444</text:p>
          </table:table-cell>
        </table:table-row>
        <table:table-row table:style-name="ro1">
          <table:table-cell office:value-type="float" office:value="9.7447" calcext:value-type="float">
            <text:p>9.7447</text:p>
          </table:table-cell>
          <table:table-cell table:formula="of:=[.A28]/[.$A$2]" office:value-type="float" office:value="0.98036197547259" calcext:value-type="float">
            <text:p>0.98036197547259</text:p>
          </table:table-cell>
          <table:table-cell office:value-type="float" office:value="9.7694" calcext:value-type="float">
            <text:p>9.7694</text:p>
          </table:table-cell>
          <table:table-cell table:formula="of:=[.C28]/[.$C$2]" office:value-type="float" office:value="0.982451553213528" calcext:value-type="float">
            <text:p>0.982451553213528</text:p>
          </table:table-cell>
          <table:table-cell office:value-type="float" office:value="10.289" calcext:value-type="float">
            <text:p>10.289</text:p>
          </table:table-cell>
          <table:table-cell table:formula="of:=([.E28]-12)/4.5" office:value-type="float" office:value="-0.380222222222222" calcext:value-type="float">
            <text:p>-0.380222222222222</text:p>
          </table:table-cell>
        </table:table-row>
        <table:table-row table:style-name="ro1">
          <table:table-cell office:value-type="float" office:value="9.7199" calcext:value-type="float">
            <text:p>9.7199</text:p>
          </table:table-cell>
          <table:table-cell table:formula="of:=[.A29]/[.$A$2]" office:value-type="float" office:value="0.977866980553124" calcext:value-type="float">
            <text:p>0.977866980553124</text:p>
          </table:table-cell>
          <table:table-cell office:value-type="float" office:value="9.748" calcext:value-type="float">
            <text:p>9.748</text:p>
          </table:table-cell>
          <table:table-cell table:formula="of:=[.C29]/[.$C$2]" office:value-type="float" office:value="0.980299480083267" calcext:value-type="float">
            <text:p>0.980299480083267</text:p>
          </table:table-cell>
          <table:table-cell office:value-type="float" office:value="10.389" calcext:value-type="float">
            <text:p>10.389</text:p>
          </table:table-cell>
          <table:table-cell table:formula="of:=([.E29]-12)/4.5" office:value-type="float" office:value="-0.358" calcext:value-type="float">
            <text:p>-0.358</text:p>
          </table:table-cell>
        </table:table-row>
        <table:table-row table:style-name="ro1">
          <table:table-cell office:value-type="float" office:value="9.7047" calcext:value-type="float">
            <text:p>9.7047</text:p>
          </table:table-cell>
          <table:table-cell table:formula="of:=[.A30]/[.$A$2]" office:value-type="float" office:value="0.976337790118613" calcext:value-type="float">
            <text:p>0.976337790118613</text:p>
          </table:table-cell>
          <table:table-cell office:value-type="float" office:value="9.7352" calcext:value-type="float">
            <text:p>9.7352</text:p>
          </table:table-cell>
          <table:table-cell table:formula="of:=[.C30]/[.$C$2]" office:value-type="float" office:value="0.979012258771709" calcext:value-type="float">
            <text:p>0.979012258771709</text:p>
          </table:table-cell>
          <table:table-cell office:value-type="float" office:value="10.49" calcext:value-type="float">
            <text:p>10.49</text:p>
          </table:table-cell>
          <table:table-cell table:formula="of:=([.E30]-12)/4.5" office:value-type="float" office:value="-0.335555555555555" calcext:value-type="float">
            <text:p>-0.335555555555555</text:p>
          </table:table-cell>
        </table:table-row>
        <table:table-row table:style-name="ro1">
          <table:table-cell office:value-type="float" office:value="9.6895" calcext:value-type="float">
            <text:p>9.6895</text:p>
          </table:table-cell>
          <table:table-cell table:formula="of:=[.A31]/[.$A$2]" office:value-type="float" office:value="0.974808599684102" calcext:value-type="float">
            <text:p>0.974808599684102</text:p>
          </table:table-cell>
          <table:table-cell office:value-type="float" office:value="9.7224" calcext:value-type="float">
            <text:p>9.7224</text:p>
          </table:table-cell>
          <table:table-cell table:formula="of:=[.C31]/[.$C$2]" office:value-type="float" office:value="0.977725037460152" calcext:value-type="float">
            <text:p>0.977725037460152</text:p>
          </table:table-cell>
          <table:table-cell office:value-type="float" office:value="10.59" calcext:value-type="float">
            <text:p>10.59</text:p>
          </table:table-cell>
          <table:table-cell table:formula="of:=([.E31]-12)/4.5" office:value-type="float" office:value="-0.313333333333333" calcext:value-type="float">
            <text:p>-0.313333333333333</text:p>
          </table:table-cell>
        </table:table-row>
        <table:table-row table:style-name="ro1">
          <table:table-cell office:value-type="float" office:value="9.6743" calcext:value-type="float">
            <text:p>9.6743</text:p>
          </table:table-cell>
          <table:table-cell table:formula="of:=[.A32]/[.$A$2]" office:value-type="float" office:value="0.97327940924959" calcext:value-type="float">
            <text:p>0.97327940924959</text:p>
          </table:table-cell>
          <table:table-cell office:value-type="float" office:value="9.7096" calcext:value-type="float">
            <text:p>9.7096</text:p>
          </table:table-cell>
          <table:table-cell table:formula="of:=[.C32]/[.$C$2]" office:value-type="float" office:value="0.976437816148594" calcext:value-type="float">
            <text:p>0.976437816148594</text:p>
          </table:table-cell>
          <table:table-cell office:value-type="float" office:value="10.691" calcext:value-type="float">
            <text:p>10.691</text:p>
          </table:table-cell>
          <table:table-cell table:formula="of:=([.E32]-12)/4.5" office:value-type="float" office:value="-0.290888888888889" calcext:value-type="float">
            <text:p>-0.290888888888889</text:p>
          </table:table-cell>
        </table:table-row>
        <table:table-row table:style-name="ro1">
          <table:table-cell office:value-type="float" office:value="9.6644" calcext:value-type="float">
            <text:p>9.6644</text:p>
          </table:table-cell>
          <table:table-cell table:formula="of:=[.A33]/[.$A$2]" office:value-type="float" office:value="0.972283423374481" calcext:value-type="float">
            <text:p>0.972283423374481</text:p>
          </table:table-cell>
          <table:table-cell office:value-type="float" office:value="9.7006" calcext:value-type="float">
            <text:p>9.7006</text:p>
          </table:table-cell>
          <table:table-cell table:formula="of:=[.C33]/[.$C$2]" office:value-type="float" office:value="0.975532738663905" calcext:value-type="float">
            <text:p>0.975532738663905</text:p>
          </table:table-cell>
          <table:table-cell office:value-type="float" office:value="10.791" calcext:value-type="float">
            <text:p>10.791</text:p>
          </table:table-cell>
          <table:table-cell table:formula="of:=([.E33]-12)/4.5" office:value-type="float" office:value="-0.268666666666667" calcext:value-type="float">
            <text:p>-0.268666666666667</text:p>
          </table:table-cell>
        </table:table-row>
        <table:table-row table:style-name="ro1">
          <table:table-cell office:value-type="float" office:value="9.6628" calcext:value-type="float">
            <text:p>9.6628</text:p>
          </table:table-cell>
          <table:table-cell table:formula="of:=[.A34]/[.$A$2]" office:value-type="float" office:value="0.972122455960322" calcext:value-type="float">
            <text:p>0.972122455960322</text:p>
          </table:table-cell>
          <table:table-cell office:value-type="float" office:value="9.6974" calcext:value-type="float">
            <text:p>9.6974</text:p>
          </table:table-cell>
          <table:table-cell table:formula="of:=[.C34]/[.$C$2]" office:value-type="float" office:value="0.975210933336015" calcext:value-type="float">
            <text:p>0.975210933336015</text:p>
          </table:table-cell>
          <table:table-cell office:value-type="float" office:value="10.891" calcext:value-type="float">
            <text:p>10.891</text:p>
          </table:table-cell>
          <table:table-cell table:formula="of:=([.E34]-12)/4.5" office:value-type="float" office:value="-0.246444444444444" calcext:value-type="float">
            <text:p>-0.246444444444444</text:p>
          </table:table-cell>
        </table:table-row>
        <table:table-row table:style-name="ro1">
          <table:table-cell office:value-type="float" office:value="9.6611" calcext:value-type="float">
            <text:p>9.6611</text:p>
          </table:table-cell>
          <table:table-cell table:formula="of:=[.A35]/[.$A$2]" office:value-type="float" office:value="0.971951428082777" calcext:value-type="float">
            <text:p>0.971951428082777</text:p>
          </table:table-cell>
          <table:table-cell office:value-type="float" office:value="9.6943" calcext:value-type="float">
            <text:p>9.6943</text:p>
          </table:table-cell>
          <table:table-cell table:formula="of:=[.C35]/[.$C$2]" office:value-type="float" office:value="0.974899184424622" calcext:value-type="float">
            <text:p>0.974899184424622</text:p>
          </table:table-cell>
          <table:table-cell office:value-type="float" office:value="10.992" calcext:value-type="float">
            <text:p>10.992</text:p>
          </table:table-cell>
          <table:table-cell table:formula="of:=([.E35]-12)/4.5" office:value-type="float" office:value="-0.224" calcext:value-type="float">
            <text:p>-0.224</text:p>
          </table:table-cell>
        </table:table-row>
        <table:table-row table:style-name="ro1">
          <table:table-cell office:value-type="float" office:value="9.6617" calcext:value-type="float">
            <text:p>9.6617</text:p>
          </table:table-cell>
          <table:table-cell table:formula="of:=[.A36]/[.$A$2]" office:value-type="float" office:value="0.972011790863087" calcext:value-type="float">
            <text:p>0.972011790863087</text:p>
          </table:table-cell>
          <table:table-cell office:value-type="float" office:value="9.6938" calcext:value-type="float">
            <text:p>9.6938</text:p>
          </table:table-cell>
          <table:table-cell table:formula="of:=[.C36]/[.$C$2]" office:value-type="float" office:value="0.974848902342139" calcext:value-type="float">
            <text:p>0.974848902342139</text:p>
          </table:table-cell>
          <table:table-cell office:value-type="float" office:value="11.092" calcext:value-type="float">
            <text:p>11.092</text:p>
          </table:table-cell>
          <table:table-cell table:formula="of:=([.E36]-12)/4.5" office:value-type="float" office:value="-0.201777777777778" calcext:value-type="float">
            <text:p>-0.201777777777778</text:p>
          </table:table-cell>
        </table:table-row>
        <table:table-row table:style-name="ro1">
          <table:table-cell office:value-type="float" office:value="9.6633" calcext:value-type="float">
            <text:p>9.6633</text:p>
          </table:table-cell>
          <table:table-cell table:formula="of:=[.A37]/[.$A$2]" office:value-type="float" office:value="0.972172758277246" calcext:value-type="float">
            <text:p>0.972172758277246</text:p>
          </table:table-cell>
          <table:table-cell office:value-type="float" office:value="9.6945" calcext:value-type="float">
            <text:p>9.6945</text:p>
          </table:table-cell>
          <table:table-cell table:formula="of:=[.C37]/[.$C$2]" office:value-type="float" office:value="0.974919297257615" calcext:value-type="float">
            <text:p>0.974919297257615</text:p>
          </table:table-cell>
          <table:table-cell office:value-type="float" office:value="11.192" calcext:value-type="float">
            <text:p>11.192</text:p>
          </table:table-cell>
          <table:table-cell table:formula="of:=([.E37]-12)/4.5" office:value-type="float" office:value="-0.179555555555556" calcext:value-type="float">
            <text:p>-0.179555555555556</text:p>
          </table:table-cell>
        </table:table-row>
        <table:table-row table:style-name="ro1">
          <table:table-cell office:value-type="float" office:value="9.6649" calcext:value-type="float">
            <text:p>9.6649</text:p>
          </table:table-cell>
          <table:table-cell table:formula="of:=[.A38]/[.$A$2]" office:value-type="float" office:value="0.972333725691405" calcext:value-type="float">
            <text:p>0.972333725691405</text:p>
          </table:table-cell>
          <table:table-cell office:value-type="float" office:value="9.6952" calcext:value-type="float">
            <text:p>9.6952</text:p>
          </table:table-cell>
          <table:table-cell table:formula="of:=[.C38]/[.$C$2]" office:value-type="float" office:value="0.974989692173091" calcext:value-type="float">
            <text:p>0.974989692173091</text:p>
          </table:table-cell>
          <table:table-cell office:value-type="float" office:value="11.293" calcext:value-type="float">
            <text:p>11.293</text:p>
          </table:table-cell>
          <table:table-cell table:formula="of:=([.E38]-12)/4.5" office:value-type="float" office:value="-0.157111111111111" calcext:value-type="float">
            <text:p>-0.157111111111111</text:p>
          </table:table-cell>
        </table:table-row>
        <table:table-row table:style-name="ro1">
          <table:table-cell office:value-type="float" office:value="9.6206" calcext:value-type="float">
            <text:p>9.6206</text:p>
          </table:table-cell>
          <table:table-cell table:formula="of:=[.A39]/[.$A$2]" office:value-type="float" office:value="0.967876940411875" calcext:value-type="float">
            <text:p>0.967876940411875</text:p>
          </table:table-cell>
          <table:table-cell office:value-type="float" office:value="9.6636" calcext:value-type="float">
            <text:p>9.6636</text:p>
          </table:table-cell>
          <table:table-cell table:formula="of:=[.C39]/[.$C$2]" office:value-type="float" office:value="0.971811864560183" calcext:value-type="float">
            <text:p>0.971811864560183</text:p>
          </table:table-cell>
          <table:table-cell office:value-type="float" office:value="11.393" calcext:value-type="float">
            <text:p>11.393</text:p>
          </table:table-cell>
          <table:table-cell table:formula="of:=([.E39]-12)/4.5" office:value-type="float" office:value="-0.134888888888889" calcext:value-type="float">
            <text:p>-0.134888888888889</text:p>
          </table:table-cell>
        </table:table-row>
        <table:table-row table:style-name="ro1">
          <table:table-cell office:value-type="float" office:value="9.4796" calcext:value-type="float">
            <text:p>9.4796</text:p>
          </table:table-cell>
          <table:table-cell table:formula="of:=[.A40]/[.$A$2]" office:value-type="float" office:value="0.953691687039105" calcext:value-type="float">
            <text:p>0.953691687039105</text:p>
          </table:table-cell>
          <table:table-cell office:value-type="float" office:value="9.564" calcext:value-type="float">
            <text:p>9.564</text:p>
          </table:table-cell>
          <table:table-cell table:formula="of:=[.C40]/[.$C$2]" office:value-type="float" office:value="0.961795673729623" calcext:value-type="float">
            <text:p>0.961795673729623</text:p>
          </table:table-cell>
          <table:table-cell office:value-type="float" office:value="11.493" calcext:value-type="float">
            <text:p>11.493</text:p>
          </table:table-cell>
          <table:table-cell table:formula="of:=([.E40]-12)/4.5" office:value-type="float" office:value="-0.112666666666667" calcext:value-type="float">
            <text:p>-0.112666666666667</text:p>
          </table:table-cell>
        </table:table-row>
        <table:table-row table:style-name="ro1">
          <table:table-cell office:value-type="float" office:value="9.3385" calcext:value-type="float">
            <text:p>9.3385</text:p>
          </table:table-cell>
          <table:table-cell table:formula="of:=[.A41]/[.$A$2]" office:value-type="float" office:value="0.93949637320295" calcext:value-type="float">
            <text:p>0.93949637320295</text:p>
          </table:table-cell>
          <table:table-cell office:value-type="float" office:value="9.4643" calcext:value-type="float">
            <text:p>9.4643</text:p>
          </table:table-cell>
          <table:table-cell table:formula="of:=[.C41]/[.$C$2]" office:value-type="float" office:value="0.951769426482567" calcext:value-type="float">
            <text:p>0.951769426482567</text:p>
          </table:table-cell>
          <table:table-cell office:value-type="float" office:value="11.594" calcext:value-type="float">
            <text:p>11.594</text:p>
          </table:table-cell>
          <table:table-cell table:formula="of:=([.E41]-12)/4.5" office:value-type="float" office:value="-0.0902222222222223" calcext:value-type="float">
            <text:p>-0.090222222222222</text:p>
          </table:table-cell>
        </table:table-row>
        <table:table-row table:style-name="ro1">
          <table:table-cell office:value-type="float" office:value="9.2593" calcext:value-type="float">
            <text:p>9.2593</text:p>
          </table:table-cell>
          <table:table-cell table:formula="of:=[.A42]/[.$A$2]" office:value-type="float" office:value="0.931528486202074" calcext:value-type="float">
            <text:p>0.931528486202074</text:p>
          </table:table-cell>
          <table:table-cell office:value-type="float" office:value="9.4092" calcext:value-type="float">
            <text:p>9.4092</text:p>
          </table:table-cell>
          <table:table-cell table:formula="of:=[.C42]/[.$C$2]" office:value-type="float" office:value="0.946228340992971" calcext:value-type="float">
            <text:p>0.946228340992971</text:p>
          </table:table-cell>
          <table:table-cell office:value-type="float" office:value="11.694" calcext:value-type="float">
            <text:p>11.694</text:p>
          </table:table-cell>
          <table:table-cell table:formula="of:=([.E42]-12)/4.5" office:value-type="float" office:value="-0.0679999999999998" calcext:value-type="float">
            <text:p>-0.068</text:p>
          </table:table-cell>
        </table:table-row>
        <table:table-row table:style-name="ro1">
          <table:table-cell office:value-type="float" office:value="9.1891" calcext:value-type="float">
            <text:p>9.1891</text:p>
          </table:table-cell>
          <table:table-cell table:formula="of:=[.A43]/[.$A$2]" office:value-type="float" office:value="0.924466040905844" calcext:value-type="float">
            <text:p>0.924466040905844</text:p>
          </table:table-cell>
          <table:table-cell office:value-type="float" office:value="9.3606" calcext:value-type="float">
            <text:p>9.3606</text:p>
          </table:table-cell>
          <table:table-cell table:formula="of:=[.C43]/[.$C$2]" office:value-type="float" office:value="0.941340922575649" calcext:value-type="float">
            <text:p>0.941340922575649</text:p>
          </table:table-cell>
          <table:table-cell office:value-type="float" office:value="11.794" calcext:value-type="float">
            <text:p>11.794</text:p>
          </table:table-cell>
          <table:table-cell table:formula="of:=([.E43]-12)/4.5" office:value-type="float" office:value="-0.0457777777777777" calcext:value-type="float">
            <text:p>-0.045777777777778</text:p>
          </table:table-cell>
        </table:table-row>
        <table:table-row table:style-name="ro1">
          <table:table-cell office:value-type="float" office:value="9.119" calcext:value-type="float">
            <text:p>9.119</text:p>
          </table:table-cell>
          <table:table-cell table:formula="of:=[.A44]/[.$A$2]" office:value-type="float" office:value="0.917413656072999" calcext:value-type="float">
            <text:p>0.917413656072999</text:p>
          </table:table-cell>
          <table:table-cell office:value-type="float" office:value="9.312" calcext:value-type="float">
            <text:p>9.312</text:p>
          </table:table-cell>
          <table:table-cell table:formula="of:=[.C44]/[.$C$2]" office:value-type="float" office:value="0.936453504158328" calcext:value-type="float">
            <text:p>0.936453504158328</text:p>
          </table:table-cell>
          <table:table-cell office:value-type="float" office:value="11.895" calcext:value-type="float">
            <text:p>11.895</text:p>
          </table:table-cell>
          <table:table-cell table:formula="of:=([.E44]-12)/4.5" office:value-type="float" office:value="-0.0233333333333334" calcext:value-type="float">
            <text:p>-0.023333333333334</text:p>
          </table:table-cell>
        </table:table-row>
        <table:table-row table:style-name="ro1">
          <table:table-cell office:value-type="float" office:value="9.0355" calcext:value-type="float">
            <text:p>9.0355</text:p>
          </table:table-cell>
          <table:table-cell table:formula="of:=[.A45]/[.$A$2]" office:value-type="float" office:value="0.909013169146571" calcext:value-type="float">
            <text:p>0.909013169146571</text:p>
          </table:table-cell>
          <table:table-cell office:value-type="float" office:value="9.2343" calcext:value-type="float">
            <text:p>9.2343</text:p>
          </table:table-cell>
          <table:table-cell table:formula="of:=[.C45]/[.$C$2]" office:value-type="float" office:value="0.928639668540512" calcext:value-type="float">
            <text:p>0.928639668540512</text:p>
          </table:table-cell>
          <table:table-cell office:value-type="float" office:value="11.995" calcext:value-type="float">
            <text:p>11.995</text:p>
          </table:table-cell>
          <table:table-cell table:formula="of:=([.E45]-12)/4.5" office:value-type="float" office:value="-0.00111111111111128" calcext:value-type="float">
            <text:p>-0.001111111111111</text:p>
          </table:table-cell>
        </table:table-row>
        <table:table-row table:style-name="ro1">
          <table:table-cell office:value-type="float" office:value="8.9489" calcext:value-type="float">
            <text:p>8.9489</text:p>
          </table:table-cell>
          <table:table-cell table:formula="of:=[.A46]/[.$A$2]" office:value-type="float" office:value="0.90030080785521" calcext:value-type="float">
            <text:p>0.90030080785521</text:p>
          </table:table-cell>
          <table:table-cell office:value-type="float" office:value="9.1498" calcext:value-type="float">
            <text:p>9.1498</text:p>
          </table:table-cell>
          <table:table-cell table:formula="of:=[.C46]/[.$C$2]" office:value-type="float" office:value="0.920141996600931" calcext:value-type="float">
            <text:p>0.920141996600931</text:p>
          </table:table-cell>
          <table:table-cell office:value-type="float" office:value="12.095" calcext:value-type="float">
            <text:p>12.095</text:p>
          </table:table-cell>
          <table:table-cell table:formula="of:=([.E46]-12)/4.5" office:value-type="float" office:value="0.0211111111111113" calcext:value-type="float">
            <text:p>0.021111111111111</text:p>
          </table:table-cell>
        </table:table-row>
        <table:table-row table:style-name="ro1">
          <table:table-cell office:value-type="float" office:value="8.8886" calcext:value-type="float">
            <text:p>8.8886</text:p>
          </table:table-cell>
          <table:table-cell table:formula="of:=[.A47]/[.$A$2]" office:value-type="float" office:value="0.894234348434089" calcext:value-type="float">
            <text:p>0.894234348434089</text:p>
          </table:table-cell>
          <table:table-cell office:value-type="float" office:value="9.0916" calcext:value-type="float">
            <text:p>9.0916</text:p>
          </table:table-cell>
          <table:table-cell table:formula="of:=[.C47]/[.$C$2]" office:value-type="float" office:value="0.914289162199942" calcext:value-type="float">
            <text:p>0.914289162199942</text:p>
          </table:table-cell>
          <table:table-cell office:value-type="float" office:value="12.196" calcext:value-type="float">
            <text:p>12.196</text:p>
          </table:table-cell>
          <table:table-cell table:formula="of:=([.E47]-12)/4.5" office:value-type="float" office:value="0.0435555555555555" calcext:value-type="float">
            <text:p>0.043555555555556</text:p>
          </table:table-cell>
        </table:table-row>
        <table:table-row table:style-name="ro1">
          <table:table-cell office:value-type="float" office:value="8.8467" calcext:value-type="float">
            <text:p>8.8467</text:p>
          </table:table-cell>
          <table:table-cell table:formula="of:=[.A48]/[.$A$2]" office:value-type="float" office:value="0.890019014275797" calcext:value-type="float">
            <text:p>0.890019014275797</text:p>
          </table:table-cell>
          <table:table-cell office:value-type="float" office:value="9.0519" calcext:value-type="float">
            <text:p>9.0519</text:p>
          </table:table-cell>
          <table:table-cell table:formula="of:=[.C48]/[.$C$2]" office:value-type="float" office:value="0.910296764850813" calcext:value-type="float">
            <text:p>0.910296764850813</text:p>
          </table:table-cell>
          <table:table-cell office:value-type="float" office:value="12.296" calcext:value-type="float">
            <text:p>12.296</text:p>
          </table:table-cell>
          <table:table-cell table:formula="of:=([.E48]-12)/4.5" office:value-type="float" office:value="0.0657777777777776" calcext:value-type="float">
            <text:p>0.065777777777778</text:p>
          </table:table-cell>
        </table:table-row>
        <table:table-row table:style-name="ro1">
          <table:table-cell office:value-type="float" office:value="8.8048" calcext:value-type="float">
            <text:p>8.8048</text:p>
          </table:table-cell>
          <table:table-cell table:formula="of:=[.A49]/[.$A$2]" office:value-type="float" office:value="0.885803680117506" calcext:value-type="float">
            <text:p>0.885803680117506</text:p>
          </table:table-cell>
          <table:table-cell office:value-type="float" office:value="9.0122" calcext:value-type="float">
            <text:p>9.0122</text:p>
          </table:table-cell>
          <table:table-cell table:formula="of:=[.C49]/[.$C$2]" office:value-type="float" office:value="0.906304367501684" calcext:value-type="float">
            <text:p>0.906304367501684</text:p>
          </table:table-cell>
          <table:table-cell office:value-type="float" office:value="12.396" calcext:value-type="float">
            <text:p>12.396</text:p>
          </table:table-cell>
          <table:table-cell table:formula="of:=([.E49]-12)/4.5" office:value-type="float" office:value="0.0880000000000002" calcext:value-type="float">
            <text:p>0.088</text:p>
          </table:table-cell>
        </table:table-row>
        <table:table-row table:style-name="ro1">
          <table:table-cell office:value-type="float" office:value="8.8477" calcext:value-type="float">
            <text:p>8.8477</text:p>
          </table:table-cell>
          <table:table-cell table:formula="of:=[.A50]/[.$A$2]" office:value-type="float" office:value="0.890119618909647" calcext:value-type="float">
            <text:p>0.890119618909647</text:p>
          </table:table-cell>
          <table:table-cell office:value-type="float" office:value="9.0211" calcext:value-type="float">
            <text:p>9.0211</text:p>
          </table:table-cell>
          <table:table-cell table:formula="of:=[.C50]/[.$C$2]" office:value-type="float" office:value="0.907199388569877" calcext:value-type="float">
            <text:p>0.907199388569877</text:p>
          </table:table-cell>
          <table:table-cell office:value-type="float" office:value="12.497" calcext:value-type="float">
            <text:p>12.497</text:p>
          </table:table-cell>
          <table:table-cell table:formula="of:=([.E50]-12)/4.5" office:value-type="float" office:value="0.110444444444444" calcext:value-type="float">
            <text:p>0.110444444444444</text:p>
          </table:table-cell>
        </table:table-row>
        <table:table-row table:style-name="ro1">
          <table:table-cell office:value-type="float" office:value="8.9108" calcext:value-type="float">
            <text:p>8.9108</text:p>
          </table:table-cell>
          <table:table-cell table:formula="of:=[.A51]/[.$A$2]" office:value-type="float" office:value="0.896467771305546" calcext:value-type="float">
            <text:p>0.896467771305546</text:p>
          </table:table-cell>
          <table:table-cell office:value-type="float" office:value="9.0415" calcext:value-type="float">
            <text:p>9.0415</text:p>
          </table:table-cell>
          <table:table-cell table:formula="of:=[.C51]/[.$C$2]" office:value-type="float" office:value="0.909250897535172" calcext:value-type="float">
            <text:p>0.909250897535172</text:p>
          </table:table-cell>
          <table:table-cell office:value-type="float" office:value="12.597" calcext:value-type="float">
            <text:p>12.597</text:p>
          </table:table-cell>
          <table:table-cell table:formula="of:=([.E51]-12)/4.5" office:value-type="float" office:value="0.132666666666667" calcext:value-type="float">
            <text:p>0.132666666666667</text:p>
          </table:table-cell>
        </table:table-row>
        <table:table-row table:style-name="ro1">
          <table:table-cell office:value-type="float" office:value="8.9513" calcext:value-type="float">
            <text:p>8.9513</text:p>
          </table:table-cell>
          <table:table-cell table:formula="of:=[.A52]/[.$A$2]" office:value-type="float" office:value="0.900542258976448" calcext:value-type="float">
            <text:p>0.900542258976448</text:p>
          </table:table-cell>
          <table:table-cell office:value-type="float" office:value="9.0572" calcext:value-type="float">
            <text:p>9.0572</text:p>
          </table:table-cell>
          <table:table-cell table:formula="of:=[.C52]/[.$C$2]" office:value-type="float" office:value="0.91082975492513" calcext:value-type="float">
            <text:p>0.91082975492513</text:p>
          </table:table-cell>
          <table:table-cell office:value-type="float" office:value="12.698" calcext:value-type="float">
            <text:p>12.698</text:p>
          </table:table-cell>
          <table:table-cell table:formula="of:=([.E52]-12)/4.5" office:value-type="float" office:value="0.155111111111111" calcext:value-type="float">
            <text:p>0.155111111111111</text:p>
          </table:table-cell>
        </table:table-row>
        <table:table-row table:style-name="ro1">
          <table:table-cell office:value-type="float" office:value="8.9857" calcext:value-type="float">
            <text:p>8.9857</text:p>
          </table:table-cell>
          <table:table-cell table:formula="of:=[.A53]/[.$A$2]" office:value-type="float" office:value="0.904003058380869" calcext:value-type="float">
            <text:p>0.904003058380869</text:p>
          </table:table-cell>
          <table:table-cell office:value-type="float" office:value="9.0716" calcext:value-type="float">
            <text:p>9.0716</text:p>
          </table:table-cell>
          <table:table-cell table:formula="of:=[.C53]/[.$C$2]" office:value-type="float" office:value="0.912277878900633" calcext:value-type="float">
            <text:p>0.912277878900633</text:p>
          </table:table-cell>
          <table:table-cell office:value-type="float" office:value="12.798" calcext:value-type="float">
            <text:p>12.798</text:p>
          </table:table-cell>
          <table:table-cell table:formula="of:=([.E53]-12)/4.5" office:value-type="float" office:value="0.177333333333333" calcext:value-type="float">
            <text:p>0.177333333333333</text:p>
          </table:table-cell>
        </table:table-row>
        <table:table-row table:style-name="ro1">
          <table:table-cell office:value-type="float" office:value="9.0002" calcext:value-type="float">
            <text:p>9.0002</text:p>
          </table:table-cell>
          <table:table-cell table:formula="of:=[.A54]/[.$A$2]" office:value-type="float" office:value="0.905461825571686" calcext:value-type="float">
            <text:p>0.905461825571686</text:p>
          </table:table-cell>
          <table:table-cell office:value-type="float" office:value="9.0731" calcext:value-type="float">
            <text:p>9.0731</text:p>
          </table:table-cell>
          <table:table-cell table:formula="of:=[.C54]/[.$C$2]" office:value-type="float" office:value="0.912428725148081" calcext:value-type="float">
            <text:p>0.912428725148081</text:p>
          </table:table-cell>
          <table:table-cell office:value-type="float" office:value="12.898" calcext:value-type="float">
            <text:p>12.898</text:p>
          </table:table-cell>
          <table:table-cell table:formula="of:=([.E54]-12)/4.5" office:value-type="float" office:value="0.199555555555556" calcext:value-type="float">
            <text:p>0.199555555555556</text:p>
          </table:table-cell>
        </table:table-row>
        <table:table-row table:style-name="ro1">
          <table:table-cell office:value-type="float" office:value="8.9594" calcext:value-type="float">
            <text:p>8.9594</text:p>
          </table:table-cell>
          <table:table-cell table:formula="of:=[.A55]/[.$A$2]" office:value-type="float" office:value="0.901357156510629" calcext:value-type="float">
            <text:p>0.901357156510629</text:p>
          </table:table-cell>
          <table:table-cell office:value-type="float" office:value="9.0383" calcext:value-type="float">
            <text:p>9.0383</text:p>
          </table:table-cell>
          <table:table-cell table:formula="of:=[.C55]/[.$C$2]" office:value-type="float" office:value="0.908929092207283" calcext:value-type="float">
            <text:p>0.908929092207283</text:p>
          </table:table-cell>
          <table:table-cell office:value-type="float" office:value="12.999" calcext:value-type="float">
            <text:p>12.999</text:p>
          </table:table-cell>
          <table:table-cell table:formula="of:=([.E55]-12)/4.5"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8.925" calcext:value-type="float">
            <text:p>8.925</text:p>
          </table:table-cell>
          <table:table-cell table:formula="of:=[.A56]/[.$A$2]" office:value-type="float" office:value="0.897896357106208" calcext:value-type="float">
            <text:p>0.897896357106208</text:p>
          </table:table-cell>
          <table:table-cell office:value-type="float" office:value="9.0096" calcext:value-type="float">
            <text:p>9.0096</text:p>
          </table:table-cell>
          <table:table-cell table:formula="of:=[.C56]/[.$C$2]" office:value-type="float" office:value="0.906042900672774" calcext:value-type="float">
            <text:p>0.906042900672774</text:p>
          </table:table-cell>
          <table:table-cell office:value-type="float" office:value="13.099" calcext:value-type="float">
            <text:p>13.099</text:p>
          </table:table-cell>
          <table:table-cell table:formula="of:=([.E56]-12)/4.5" office:value-type="float" office:value="0.244222222222222" calcext:value-type="float">
            <text:p>0.244222222222222</text:p>
          </table:table-cell>
        </table:table-row>
        <table:table-row table:style-name="ro1">
          <table:table-cell office:value-type="float" office:value="8.8989" calcext:value-type="float">
            <text:p>8.8989</text:p>
          </table:table-cell>
          <table:table-cell table:formula="of:=[.A57]/[.$A$2]" office:value-type="float" office:value="0.895270576162738" calcext:value-type="float">
            <text:p>0.895270576162738</text:p>
          </table:table-cell>
          <table:table-cell office:value-type="float" office:value="8.9889" calcext:value-type="float">
            <text:p>8.9889</text:p>
          </table:table-cell>
          <table:table-cell table:formula="of:=[.C57]/[.$C$2]" office:value-type="float" office:value="0.903961222457989" calcext:value-type="float">
            <text:p>0.903961222457989</text:p>
          </table:table-cell>
          <table:table-cell office:value-type="float" office:value="13.199" calcext:value-type="float">
            <text:p>13.199</text:p>
          </table:table-cell>
          <table:table-cell table:formula="of:=([.E57]-12)/4.5" office:value-type="float" office:value="0.266444444444444" calcext:value-type="float">
            <text:p>0.266444444444444</text:p>
          </table:table-cell>
        </table:table-row>
        <table:table-row table:style-name="ro1">
          <table:table-cell office:value-type="float" office:value="8.8733" calcext:value-type="float">
            <text:p>8.8733</text:p>
          </table:table-cell>
          <table:table-cell table:formula="of:=[.A58]/[.$A$2]" office:value-type="float" office:value="0.892695097536193" calcext:value-type="float">
            <text:p>0.892695097536193</text:p>
          </table:table-cell>
          <table:table-cell office:value-type="float" office:value="8.9679" calcext:value-type="float">
            <text:p>8.9679</text:p>
          </table:table-cell>
          <table:table-cell table:formula="of:=[.C58]/[.$C$2]" office:value-type="float" office:value="0.901849374993715" calcext:value-type="float">
            <text:p>0.901849374993715</text:p>
          </table:table-cell>
          <table:table-cell office:value-type="float" office:value="13.3" calcext:value-type="float">
            <text:p>13.3</text:p>
          </table:table-cell>
          <table:table-cell table:formula="of:=([.E58]-12)/4.5"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float" office:value="8.8506" calcext:value-type="float">
            <text:p>8.8506</text:p>
          </table:table-cell>
          <table:table-cell table:formula="of:=[.A59]/[.$A$2]" office:value-type="float" office:value="0.89041137234781" calcext:value-type="float">
            <text:p>0.89041137234781</text:p>
          </table:table-cell>
          <table:table-cell office:value-type="float" office:value="8.945" calcext:value-type="float">
            <text:p>8.945</text:p>
          </table:table-cell>
          <table:table-cell table:formula="of:=[.C59]/[.$C$2]" office:value-type="float" office:value="0.899546455616006" calcext:value-type="float">
            <text:p>0.899546455616006</text:p>
          </table:table-cell>
          <table:table-cell office:value-type="float" office:value="13.4" calcext:value-type="float">
            <text:p>13.4</text:p>
          </table:table-cell>
          <table:table-cell table:formula="of:=([.E59]-12)/4.5"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8.8305" calcext:value-type="float">
            <text:p>8.8305</text:p>
          </table:table-cell>
          <table:table-cell table:formula="of:=[.A60]/[.$A$2]" office:value-type="float" office:value="0.888389219207437" calcext:value-type="float">
            <text:p>0.888389219207437</text:p>
          </table:table-cell>
          <table:table-cell office:value-type="float" office:value="8.9254" calcext:value-type="float">
            <text:p>8.9254</text:p>
          </table:table-cell>
          <table:table-cell table:formula="of:=[.C60]/[.$C$2]" office:value-type="float" office:value="0.897575397982683" calcext:value-type="float">
            <text:p>0.897575397982683</text:p>
          </table:table-cell>
          <table:table-cell office:value-type="float" office:value="13.5" calcext:value-type="float">
            <text:p>13.5</text:p>
          </table:table-cell>
          <table:table-cell table:formula="of:=([.E60]-12)/4.5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8.8136" calcext:value-type="float">
            <text:p>8.8136</text:p>
          </table:table-cell>
          <table:table-cell table:formula="of:=[.A61]/[.$A$2]" office:value-type="float" office:value="0.886689000895381" calcext:value-type="float">
            <text:p>0.886689000895381</text:p>
          </table:table-cell>
          <table:table-cell office:value-type="float" office:value="8.9092" calcext:value-type="float">
            <text:p>8.9092</text:p>
          </table:table-cell>
          <table:table-cell table:formula="of:=[.C61]/[.$C$2]" office:value-type="float" office:value="0.895946258510243" calcext:value-type="float">
            <text:p>0.895946258510243</text:p>
          </table:table-cell>
          <table:table-cell office:value-type="float" office:value="13.601" calcext:value-type="float">
            <text:p>13.601</text:p>
          </table:table-cell>
          <table:table-cell table:formula="of:=([.E61]-12)/4.5" office:value-type="float" office:value="0.355777777777778" calcext:value-type="float">
            <text:p>0.355777777777778</text:p>
          </table:table-cell>
        </table:table-row>
        <table:table-row table:style-name="ro1">
          <table:table-cell office:value-type="float" office:value="8.7989" calcext:value-type="float">
            <text:p>8.7989</text:p>
          </table:table-cell>
          <table:table-cell table:formula="of:=[.A62]/[.$A$2]" office:value-type="float" office:value="0.885210112777794" calcext:value-type="float">
            <text:p>0.885210112777794</text:p>
          </table:table-cell>
          <table:table-cell office:value-type="float" office:value="8.8963" calcext:value-type="float">
            <text:p>8.8963</text:p>
          </table:table-cell>
          <table:table-cell table:formula="of:=[.C62]/[.$C$2]" office:value-type="float" office:value="0.894648980782188" calcext:value-type="float">
            <text:p>0.894648980782188</text:p>
          </table:table-cell>
          <table:table-cell office:value-type="float" office:value="13.701" calcext:value-type="float">
            <text:p>13.701</text:p>
          </table:table-cell>
          <table:table-cell table:formula="of:=([.E62]-12)/4.5"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8.7876" calcext:value-type="float">
            <text:p>8.7876</text:p>
          </table:table-cell>
          <table:table-cell table:formula="of:=[.A63]/[.$A$2]" office:value-type="float" office:value="0.884073280415296" calcext:value-type="float">
            <text:p>0.884073280415296</text:p>
          </table:table-cell>
          <table:table-cell office:value-type="float" office:value="8.8884" calcext:value-type="float">
            <text:p>8.8884</text:p>
          </table:table-cell>
          <table:table-cell table:formula="of:=[.C63]/[.$C$2]" office:value-type="float" office:value="0.893854523878961" calcext:value-type="float">
            <text:p>0.893854523878961</text:p>
          </table:table-cell>
          <table:table-cell office:value-type="float" office:value="13.801" calcext:value-type="float">
            <text:p>13.801</text:p>
          </table:table-cell>
          <table:table-cell table:formula="of:=([.E63]-12)/4.5" office:value-type="float" office:value="0.400222222222222" calcext:value-type="float">
            <text:p>0.400222222222222</text:p>
          </table:table-cell>
        </table:table-row>
        <table:table-row table:style-name="ro1">
          <table:table-cell office:value-type="float" office:value="8.7776" calcext:value-type="float">
            <text:p>8.7776</text:p>
          </table:table-cell>
          <table:table-cell table:formula="of:=[.A64]/[.$A$2]" office:value-type="float" office:value="0.883067234076801" calcext:value-type="float">
            <text:p>0.883067234076801</text:p>
          </table:table-cell>
          <table:table-cell office:value-type="float" office:value="8.8811" calcext:value-type="float">
            <text:p>8.8811</text:p>
          </table:table-cell>
          <table:table-cell table:formula="of:=[.C64]/[.$C$2]" office:value-type="float" office:value="0.893120405474713" calcext:value-type="float">
            <text:p>0.893120405474713</text:p>
          </table:table-cell>
          <table:table-cell office:value-type="float" office:value="13.902" calcext:value-type="float">
            <text:p>13.902</text:p>
          </table:table-cell>
          <table:table-cell table:formula="of:=([.E64]-12)/4.5" office:value-type="float" office:value="0.422666666666667" calcext:value-type="float">
            <text:p>0.422666666666667</text:p>
          </table:table-cell>
        </table:table-row>
        <table:table-row table:style-name="ro1">
          <table:table-cell office:value-type="float" office:value="8.7677" calcext:value-type="float">
            <text:p>8.7677</text:p>
          </table:table-cell>
          <table:table-cell table:formula="of:=[.A65]/[.$A$2]" office:value-type="float" office:value="0.882071248201692" calcext:value-type="float">
            <text:p>0.882071248201692</text:p>
          </table:table-cell>
          <table:table-cell office:value-type="float" office:value="8.8738" calcext:value-type="float">
            <text:p>8.8738</text:p>
          </table:table-cell>
          <table:table-cell table:formula="of:=[.C65]/[.$C$2]" office:value-type="float" office:value="0.892386287070465" calcext:value-type="float">
            <text:p>0.892386287070465</text:p>
          </table:table-cell>
          <table:table-cell office:value-type="float" office:value="14.002" calcext:value-type="float">
            <text:p>14.002</text:p>
          </table:table-cell>
          <table:table-cell table:formula="of:=([.E65]-12)/4.5" office:value-type="float" office:value="0.444888888888889" calcext:value-type="float">
            <text:p>0.444888888888889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table:formula="of:=[.A66]/[.$A$2]" office:value-type="float" office:value="0.881296592521051" calcext:value-type="float">
            <text:p>0.881296592521051</text:p>
          </table:table-cell>
          <table:table-cell office:value-type="float" office:value="8.8717" calcext:value-type="float">
            <text:p>8.8717</text:p>
          </table:table-cell>
          <table:table-cell table:formula="of:=[.C66]/[.$C$2]" office:value-type="float" office:value="0.892175102324038" calcext:value-type="float">
            <text:p>0.892175102324038</text:p>
          </table:table-cell>
          <table:table-cell office:value-type="float" office:value="14.102" calcext:value-type="float">
            <text:p>14.102</text:p>
          </table:table-cell>
          <table:table-cell table:formula="of:=([.E66]-12)/4.5" office:value-type="float" office:value="0.467111111111111" calcext:value-type="float">
            <text:p>0.467111111111111</text:p>
          </table:table-cell>
        </table:table-row>
        <table:table-row table:style-name="ro1">
          <table:table-cell office:value-type="float" office:value="8.7526" calcext:value-type="float">
            <text:p>8.7526</text:p>
          </table:table-cell>
          <table:table-cell table:formula="of:=[.A67]/[.$A$2]" office:value-type="float" office:value="0.880552118230566" calcext:value-type="float">
            <text:p>0.880552118230566</text:p>
          </table:table-cell>
          <table:table-cell office:value-type="float" office:value="8.8689" calcext:value-type="float">
            <text:p>8.8689</text:p>
          </table:table-cell>
          <table:table-cell table:formula="of:=[.C67]/[.$C$2]" office:value-type="float" office:value="0.891893522662135" calcext:value-type="float">
            <text:p>0.891893522662135</text:p>
          </table:table-cell>
          <table:table-cell office:value-type="float" office:value="14.203" calcext:value-type="float">
            <text:p>14.203</text:p>
          </table:table-cell>
          <table:table-cell table:formula="of:=([.E67]-12)/4.5" office:value-type="float" office:value="0.489555555555555" calcext:value-type="float">
            <text:p>0.489555555555555</text:p>
          </table:table-cell>
        </table:table-row>
        <table:table-row table:style-name="ro1">
          <table:table-cell office:value-type="float" office:value="8.7454" calcext:value-type="float">
            <text:p>8.7454</text:p>
          </table:table-cell>
          <table:table-cell table:formula="of:=[.A68]/[.$A$2]" office:value-type="float" office:value="0.87982776486685" calcext:value-type="float">
            <text:p>0.87982776486685</text:p>
          </table:table-cell>
          <table:table-cell office:value-type="float" office:value="8.8656" calcext:value-type="float">
            <text:p>8.8656</text:p>
          </table:table-cell>
          <table:table-cell table:formula="of:=[.C68]/[.$C$2]" office:value-type="float" office:value="0.891561660917749" calcext:value-type="float">
            <text:p>0.891561660917749</text:p>
          </table:table-cell>
          <table:table-cell office:value-type="float" office:value="14.303" calcext:value-type="float">
            <text:p>14.303</text:p>
          </table:table-cell>
          <table:table-cell table:formula="of:=([.E68]-12)/4.5" office:value-type="float" office:value="0.511777777777778" calcext:value-type="float">
            <text:p>0.511777777777778</text:p>
          </table:table-cell>
        </table:table-row>
        <table:table-row table:style-name="ro1">
          <table:table-cell office:value-type="float" office:value="8.7379" calcext:value-type="float">
            <text:p>8.7379</text:p>
          </table:table-cell>
          <table:table-cell table:formula="of:=[.A69]/[.$A$2]" office:value-type="float" office:value="0.879073230112979" calcext:value-type="float">
            <text:p>0.879073230112979</text:p>
          </table:table-cell>
          <table:table-cell office:value-type="float" office:value="8.8647" calcext:value-type="float">
            <text:p>8.8647</text:p>
          </table:table-cell>
          <table:table-cell table:formula="of:=[.C69]/[.$C$2]" office:value-type="float" office:value="0.89147115316928" calcext:value-type="float">
            <text:p>0.89147115316928</text:p>
          </table:table-cell>
          <table:table-cell office:value-type="float" office:value="14.403" calcext:value-type="float">
            <text:p>14.403</text:p>
          </table:table-cell>
          <table:table-cell table:formula="of:=([.E69]-12)/4.5"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8.7308" calcext:value-type="float">
            <text:p>8.7308</text:p>
          </table:table-cell>
          <table:table-cell table:formula="of:=[.A70]/[.$A$2]" office:value-type="float" office:value="0.878358937212648" calcext:value-type="float">
            <text:p>0.878358937212648</text:p>
          </table:table-cell>
          <table:table-cell office:value-type="float" office:value="8.863" calcext:value-type="float">
            <text:p>8.863</text:p>
          </table:table-cell>
          <table:table-cell table:formula="of:=[.C70]/[.$C$2]" office:value-type="float" office:value="0.891300194088838" calcext:value-type="float">
            <text:p>0.891300194088838</text:p>
          </table:table-cell>
          <table:table-cell office:value-type="float" office:value="14.504" calcext:value-type="float">
            <text:p>14.504</text:p>
          </table:table-cell>
          <table:table-cell table:formula="of:=([.E70]-12)/4.5" office:value-type="float" office:value="0.556444444444444" calcext:value-type="float">
            <text:p>0.556444444444444</text:p>
          </table:table-cell>
        </table:table-row>
        <table:table-row table:style-name="ro1">
          <table:table-cell office:value-type="float" office:value="8.7239" calcext:value-type="float">
            <text:p>8.7239</text:p>
          </table:table-cell>
          <table:table-cell table:formula="of:=[.A71]/[.$A$2]" office:value-type="float" office:value="0.877664765239087" calcext:value-type="float">
            <text:p>0.877664765239087</text:p>
          </table:table-cell>
          <table:table-cell office:value-type="float" office:value="8.861" calcext:value-type="float">
            <text:p>8.861</text:p>
          </table:table-cell>
          <table:table-cell table:formula="of:=[.C71]/[.$C$2]" office:value-type="float" office:value="0.891099065758908" calcext:value-type="float">
            <text:p>0.891099065758908</text:p>
          </table:table-cell>
          <table:table-cell office:value-type="float" office:value="14.604" calcext:value-type="float">
            <text:p>14.604</text:p>
          </table:table-cell>
          <table:table-cell table:formula="of:=([.E71]-12)/4.5" office:value-type="float" office:value="0.578666666666666" calcext:value-type="float">
            <text:p>0.578666666666666</text:p>
          </table:table-cell>
        </table:table-row>
        <table:table-row table:style-name="ro1">
          <table:table-cell office:value-type="float" office:value="8.7175" calcext:value-type="float">
            <text:p>8.7175</text:p>
          </table:table-cell>
          <table:table-cell table:formula="of:=[.A72]/[.$A$2]" office:value-type="float" office:value="0.87702089558245" calcext:value-type="float">
            <text:p>0.87702089558245</text:p>
          </table:table-cell>
          <table:table-cell office:value-type="float" office:value="8.8611" calcext:value-type="float">
            <text:p>8.8611</text:p>
          </table:table-cell>
          <table:table-cell table:formula="of:=[.C72]/[.$C$2]" office:value-type="float" office:value="0.891109122175404" calcext:value-type="float">
            <text:p>0.891109122175404</text:p>
          </table:table-cell>
          <table:table-cell office:value-type="float" office:value="14.705" calcext:value-type="float">
            <text:p>14.705</text:p>
          </table:table-cell>
          <table:table-cell table:formula="of:=([.E72]-12)/4.5" office:value-type="float" office:value="0.601111111111111" calcext:value-type="float">
            <text:p>0.601111111111111</text:p>
          </table:table-cell>
        </table:table-row>
        <table:table-row table:style-name="ro1">
          <table:table-cell office:value-type="float" office:value="8.7116" calcext:value-type="float">
            <text:p>8.7116</text:p>
          </table:table-cell>
          <table:table-cell table:formula="of:=[.A73]/[.$A$2]" office:value-type="float" office:value="0.876427328242739" calcext:value-type="float">
            <text:p>0.876427328242739</text:p>
          </table:table-cell>
          <table:table-cell office:value-type="float" office:value="8.8597" calcext:value-type="float">
            <text:p>8.8597</text:p>
          </table:table-cell>
          <table:table-cell table:formula="of:=[.C73]/[.$C$2]" office:value-type="float" office:value="0.890968332344452" calcext:value-type="float">
            <text:p>0.890968332344452</text:p>
          </table:table-cell>
          <table:table-cell office:value-type="float" office:value="14.805" calcext:value-type="float">
            <text:p>14.805</text:p>
          </table:table-cell>
          <table:table-cell table:formula="of:=([.E73]-12)/4.5" office:value-type="float" office:value="0.623333333333333" calcext:value-type="float">
            <text:p>0.623333333333333</text:p>
          </table:table-cell>
        </table:table-row>
        <table:table-row table:style-name="ro1">
          <table:table-cell office:value-type="float" office:value="8.7047" calcext:value-type="float">
            <text:p>8.7047</text:p>
          </table:table-cell>
          <table:table-cell table:formula="of:=[.A74]/[.$A$2]" office:value-type="float" office:value="0.875733156269178" calcext:value-type="float">
            <text:p>0.875733156269178</text:p>
          </table:table-cell>
          <table:table-cell office:value-type="float" office:value="8.8596" calcext:value-type="float">
            <text:p>8.8596</text:p>
          </table:table-cell>
          <table:table-cell table:formula="of:=[.C74]/[.$C$2]" office:value-type="float" office:value="0.890958275927956" calcext:value-type="float">
            <text:p>0.890958275927956</text:p>
          </table:table-cell>
          <table:table-cell office:value-type="float" office:value="14.905" calcext:value-type="float">
            <text:p>14.905</text:p>
          </table:table-cell>
          <table:table-cell table:formula="of:=([.E74]-12)/4.5" office:value-type="float" office:value="0.645555555555555" calcext:value-type="float">
            <text:p>0.645555555555555</text:p>
          </table:table-cell>
        </table:table-row>
        <table:table-row table:style-name="ro1">
          <table:table-cell office:value-type="float" office:value="8.6975" calcext:value-type="float">
            <text:p>8.6975</text:p>
          </table:table-cell>
          <table:table-cell table:formula="of:=[.A75]/[.$A$2]" office:value-type="float" office:value="0.875008802905462" calcext:value-type="float">
            <text:p>0.875008802905462</text:p>
          </table:table-cell>
          <table:table-cell office:value-type="float" office:value="8.8592" calcext:value-type="float">
            <text:p>8.8592</text:p>
          </table:table-cell>
          <table:table-cell table:formula="of:=[.C75]/[.$C$2]" office:value-type="float" office:value="0.89091805026197" calcext:value-type="float">
            <text:p>0.89091805026197</text:p>
          </table:table-cell>
          <table:table-cell office:value-type="float" office:value="15.006" calcext:value-type="float">
            <text:p>15.006</text:p>
          </table:table-cell>
          <table:table-cell table:formula="of:=([.E75]-12)/4.5"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8.691" calcext:value-type="float">
            <text:p>8.691</text:p>
          </table:table-cell>
          <table:table-cell table:formula="of:=[.A76]/[.$A$2]" office:value-type="float" office:value="0.874354872785441" calcext:value-type="float">
            <text:p>0.874354872785441</text:p>
          </table:table-cell>
          <table:table-cell office:value-type="float" office:value="8.8597" calcext:value-type="float">
            <text:p>8.8597</text:p>
          </table:table-cell>
          <table:table-cell table:formula="of:=[.C76]/[.$C$2]" office:value-type="float" office:value="0.890968332344452" calcext:value-type="float">
            <text:p>0.890968332344452</text:p>
          </table:table-cell>
          <table:table-cell office:value-type="float" office:value="15.106" calcext:value-type="float">
            <text:p>15.106</text:p>
          </table:table-cell>
          <table:table-cell table:formula="of:=([.E76]-12)/4.5" office:value-type="float" office:value="0.690222222222222" calcext:value-type="float">
            <text:p>0.690222222222222</text:p>
          </table:table-cell>
        </table:table-row>
        <table:table-row table:style-name="ro1">
          <table:table-cell office:value-type="float" office:value="8.6853" calcext:value-type="float">
            <text:p>8.6853</text:p>
          </table:table-cell>
          <table:table-cell table:formula="of:=[.A77]/[.$A$2]" office:value-type="float" office:value="0.873781426372499" calcext:value-type="float">
            <text:p>0.873781426372499</text:p>
          </table:table-cell>
          <table:table-cell office:value-type="float" office:value="8.8614" calcext:value-type="float">
            <text:p>8.8614</text:p>
          </table:table-cell>
          <table:table-cell table:formula="of:=[.C77]/[.$C$2]" office:value-type="float" office:value="0.891139291424894" calcext:value-type="float">
            <text:p>0.891139291424894</text:p>
          </table:table-cell>
          <table:table-cell office:value-type="float" office:value="15.206" calcext:value-type="float">
            <text:p>15.206</text:p>
          </table:table-cell>
          <table:table-cell table:formula="of:=([.E77]-12)/4.5" office:value-type="float" office:value="0.712444444444444" calcext:value-type="float">
            <text:p>0.712444444444444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table:formula="of:=[.A78]/[.$A$2]" office:value-type="float" office:value="0.873248221813097" calcext:value-type="float">
            <text:p>0.873248221813097</text:p>
          </table:table-cell>
          <table:table-cell office:value-type="float" office:value="8.863" calcext:value-type="float">
            <text:p>8.863</text:p>
          </table:table-cell>
          <table:table-cell table:formula="of:=[.C78]/[.$C$2]" office:value-type="float" office:value="0.891300194088838" calcext:value-type="float">
            <text:p>0.891300194088838</text:p>
          </table:table-cell>
          <table:table-cell office:value-type="float" office:value="15.307" calcext:value-type="float">
            <text:p>15.307</text:p>
          </table:table-cell>
          <table:table-cell table:formula="of:=([.E78]-12)/4.5" office:value-type="float" office:value="0.734888888888889" calcext:value-type="float">
            <text:p>0.734888888888889</text:p>
          </table:table-cell>
        </table:table-row>
        <table:table-row table:style-name="ro1">
          <table:table-cell office:value-type="float" office:value="8.6749" calcext:value-type="float">
            <text:p>8.6749</text:p>
          </table:table-cell>
          <table:table-cell table:formula="of:=[.A79]/[.$A$2]" office:value-type="float" office:value="0.872735138180465" calcext:value-type="float">
            <text:p>0.872735138180465</text:p>
          </table:table-cell>
          <table:table-cell office:value-type="float" office:value="8.8643" calcext:value-type="float">
            <text:p>8.8643</text:p>
          </table:table-cell>
          <table:table-cell table:formula="of:=[.C79]/[.$C$2]" office:value-type="float" office:value="0.891430927503293" calcext:value-type="float">
            <text:p>0.891430927503293</text:p>
          </table:table-cell>
          <table:table-cell office:value-type="float" office:value="15.407" calcext:value-type="float">
            <text:p>15.407</text:p>
          </table:table-cell>
          <table:table-cell table:formula="of:=([.E79]-12)/4.5" office:value-type="float" office:value="0.757111111111111" calcext:value-type="float">
            <text:p>0.757111111111111</text:p>
          </table:table-cell>
        </table:table-row>
        <table:table-row table:style-name="ro1">
          <table:table-cell office:value-type="float" office:value="8.6701" calcext:value-type="float">
            <text:p>8.6701</text:p>
          </table:table-cell>
          <table:table-cell table:formula="of:=[.A80]/[.$A$2]" office:value-type="float" office:value="0.872252235937987" calcext:value-type="float">
            <text:p>0.872252235937987</text:p>
          </table:table-cell>
          <table:table-cell office:value-type="float" office:value="8.8675" calcext:value-type="float">
            <text:p>8.8675</text:p>
          </table:table-cell>
          <table:table-cell table:formula="of:=[.C80]/[.$C$2]" office:value-type="float" office:value="0.891752732831183" calcext:value-type="float">
            <text:p>0.891752732831183</text:p>
          </table:table-cell>
          <table:table-cell office:value-type="float" office:value="15.507" calcext:value-type="float">
            <text:p>15.507</text:p>
          </table:table-cell>
          <table:table-cell table:formula="of:=([.E80]-12)/4.5" office:value-type="float" office:value="0.779333333333333" calcext:value-type="float">
            <text:p>0.779333333333333</text:p>
          </table:table-cell>
        </table:table-row>
        <table:table-row table:style-name="ro1">
          <table:table-cell office:value-type="float" office:value="8.6655" calcext:value-type="float">
            <text:p>8.6655</text:p>
          </table:table-cell>
          <table:table-cell table:formula="of:=[.A81]/[.$A$2]" office:value-type="float" office:value="0.87178945462228" calcext:value-type="float">
            <text:p>0.87178945462228</text:p>
          </table:table-cell>
          <table:table-cell office:value-type="float" office:value="8.8705" calcext:value-type="float">
            <text:p>8.8705</text:p>
          </table:table-cell>
          <table:table-cell table:formula="of:=[.C81]/[.$C$2]" office:value-type="float" office:value="0.892054425326079" calcext:value-type="float">
            <text:p>0.892054425326079</text:p>
          </table:table-cell>
          <table:table-cell office:value-type="float" office:value="15.608" calcext:value-type="float">
            <text:p>15.608</text:p>
          </table:table-cell>
          <table:table-cell table:formula="of:=([.E81]-12)/4.5" office:value-type="float" office:value="0.801777777777778" calcext:value-type="float">
            <text:p>0.801777777777778</text:p>
          </table:table-cell>
        </table:table-row>
        <table:table-row table:style-name="ro1">
          <table:table-cell office:value-type="float" office:value="8.661" calcext:value-type="float">
            <text:p>8.661</text:p>
          </table:table-cell>
          <table:table-cell table:formula="of:=[.A82]/[.$A$2]" office:value-type="float" office:value="0.871336733769958" calcext:value-type="float">
            <text:p>0.871336733769958</text:p>
          </table:table-cell>
          <table:table-cell office:value-type="float" office:value="8.8727" calcext:value-type="float">
            <text:p>8.8727</text:p>
          </table:table-cell>
          <table:table-cell table:formula="of:=[.C82]/[.$C$2]" office:value-type="float" office:value="0.892275666489003" calcext:value-type="float">
            <text:p>0.892275666489003</text:p>
          </table:table-cell>
          <table:table-cell office:value-type="float" office:value="15.708" calcext:value-type="float">
            <text:p>15.708</text:p>
          </table:table-cell>
          <table:table-cell table:formula="of:=([.E82]-12)/4.5"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8.6569" calcext:value-type="float">
            <text:p>8.6569</text:p>
          </table:table-cell>
          <table:table-cell table:formula="of:=[.A83]/[.$A$2]" office:value-type="float" office:value="0.870924254771175" calcext:value-type="float">
            <text:p>0.870924254771175</text:p>
          </table:table-cell>
          <table:table-cell office:value-type="float" office:value="8.8769" calcext:value-type="float">
            <text:p>8.8769</text:p>
          </table:table-cell>
          <table:table-cell table:formula="of:=[.C83]/[.$C$2]" office:value-type="float" office:value="0.892698035981858" calcext:value-type="float">
            <text:p>0.892698035981858</text:p>
          </table:table-cell>
          <table:table-cell office:value-type="float" office:value="15.808" calcext:value-type="float">
            <text:p>15.808</text:p>
          </table:table-cell>
          <table:table-cell table:formula="of:=([.E83]-12)/4.5" office:value-type="float" office:value="0.846222222222222" calcext:value-type="float">
            <text:p>0.846222222222222</text:p>
          </table:table-cell>
        </table:table-row>
        <table:table-row table:style-name="ro1">
          <table:table-cell office:value-type="float" office:value="8.6529" calcext:value-type="float">
            <text:p>8.6529</text:p>
          </table:table-cell>
          <table:table-cell table:formula="of:=[.A84]/[.$A$2]" office:value-type="float" office:value="0.870521836235777" calcext:value-type="float">
            <text:p>0.870521836235777</text:p>
          </table:table-cell>
          <table:table-cell office:value-type="float" office:value="8.8808" calcext:value-type="float">
            <text:p>8.8808</text:p>
          </table:table-cell>
          <table:table-cell table:formula="of:=[.C84]/[.$C$2]" office:value-type="float" office:value="0.893090236225224" calcext:value-type="float">
            <text:p>0.893090236225224</text:p>
          </table:table-cell>
          <table:table-cell office:value-type="float" office:value="15.909" calcext:value-type="float">
            <text:p>15.909</text:p>
          </table:table-cell>
          <table:table-cell table:formula="of:=([.E84]-12)/4.5" office:value-type="float" office:value="0.868666666666667" calcext:value-type="float">
            <text:p>0.868666666666667</text:p>
          </table:table-cell>
        </table:table-row>
        <table:table-row table:style-name="ro1">
          <table:table-cell office:value-type="float" office:value="8.6491" calcext:value-type="float">
            <text:p>8.6491</text:p>
          </table:table-cell>
          <table:table-cell table:formula="of:=[.A85]/[.$A$2]" office:value-type="float" office:value="0.870139538627149" calcext:value-type="float">
            <text:p>0.870139538627149</text:p>
          </table:table-cell>
          <table:table-cell office:value-type="float" office:value="8.884" calcext:value-type="float">
            <text:p>8.884</text:p>
          </table:table-cell>
          <table:table-cell table:formula="of:=[.C85]/[.$C$2]" office:value-type="float" office:value="0.893412041553113" calcext:value-type="float">
            <text:p>0.893412041553113</text:p>
          </table:table-cell>
          <table:table-cell office:value-type="float" office:value="16.009" calcext:value-type="float">
            <text:p>16.009</text:p>
          </table:table-cell>
          <table:table-cell table:formula="of:=([.E85]-12)/4.5" office:value-type="float" office:value="0.890888888888889" calcext:value-type="float">
            <text:p>0.890888888888889</text:p>
          </table:table-cell>
        </table:table-row>
        <table:table-row table:style-name="ro1">
          <table:table-cell office:value-type="float" office:value="8.6455" calcext:value-type="float">
            <text:p>8.6455</text:p>
          </table:table-cell>
          <table:table-cell table:formula="of:=[.A86]/[.$A$2]" office:value-type="float" office:value="0.869777361945291" calcext:value-type="float">
            <text:p>0.869777361945291</text:p>
          </table:table-cell>
          <table:table-cell office:value-type="float" office:value="8.8893" calcext:value-type="float">
            <text:p>8.8893</text:p>
          </table:table-cell>
          <table:table-cell table:formula="of:=[.C86]/[.$C$2]" office:value-type="float" office:value="0.89394503162743" calcext:value-type="float">
            <text:p>0.89394503162743</text:p>
          </table:table-cell>
          <table:table-cell office:value-type="float" office:value="16.109" calcext:value-type="float">
            <text:p>16.109</text:p>
          </table:table-cell>
          <table:table-cell table:formula="of:=([.E86]-12)/4.5" office:value-type="float" office:value="0.913111111111112" calcext:value-type="float">
            <text:p>0.913111111111112</text:p>
          </table:table-cell>
        </table:table-row>
        <table:table-row table:style-name="ro1">
          <table:table-cell office:value-type="float" office:value="8.6421" calcext:value-type="float">
            <text:p>8.6421</text:p>
          </table:table-cell>
          <table:table-cell table:formula="of:=[.A87]/[.$A$2]" office:value-type="float" office:value="0.869435306190203" calcext:value-type="float">
            <text:p>0.869435306190203</text:p>
          </table:table-cell>
          <table:table-cell office:value-type="float" office:value="8.8933" calcext:value-type="float">
            <text:p>8.8933</text:p>
          </table:table-cell>
          <table:table-cell table:formula="of:=[.C87]/[.$C$2]" office:value-type="float" office:value="0.894347288287292" calcext:value-type="float">
            <text:p>0.894347288287292</text:p>
          </table:table-cell>
          <table:table-cell office:value-type="float" office:value="16.21" calcext:value-type="float">
            <text:p>16.21</text:p>
          </table:table-cell>
          <table:table-cell table:formula="of:=([.E87]-12)/4.5" office:value-type="float" office:value="0.935555555555556" calcext:value-type="float">
            <text:p>0.935555555555556</text:p>
          </table:table-cell>
        </table:table-row>
        <table:table-row table:style-name="ro1">
          <table:table-cell office:value-type="float" office:value="8.6389" calcext:value-type="float">
            <text:p>8.6389</text:p>
          </table:table-cell>
          <table:table-cell table:formula="of:=[.A88]/[.$A$2]" office:value-type="float" office:value="0.869113371361885" calcext:value-type="float">
            <text:p>0.869113371361885</text:p>
          </table:table-cell>
          <table:table-cell office:value-type="float" office:value="8.898" calcext:value-type="float">
            <text:p>8.898</text:p>
          </table:table-cell>
          <table:table-cell table:formula="of:=[.C88]/[.$C$2]" office:value-type="float" office:value="0.894819939862629" calcext:value-type="float">
            <text:p>0.894819939862629</text:p>
          </table:table-cell>
          <table:table-cell office:value-type="float" office:value="16.31" calcext:value-type="float">
            <text:p>16.31</text:p>
          </table:table-cell>
          <table:table-cell table:formula="of:=([.E88]-12)/4.5" office:value-type="float" office:value="0.957777777777777" calcext:value-type="float">
            <text:p>0.957777777777777</text:p>
          </table:table-cell>
        </table:table-row>
        <table:table-row table:style-name="ro1">
          <table:table-cell office:value-type="float" office:value="8.6358" calcext:value-type="float">
            <text:p>8.6358</text:p>
          </table:table-cell>
          <table:table-cell table:formula="of:=[.A89]/[.$A$2]" office:value-type="float" office:value="0.868801496996952" calcext:value-type="float">
            <text:p>0.868801496996952</text:p>
          </table:table-cell>
          <table:table-cell office:value-type="float" office:value="8.9038" calcext:value-type="float">
            <text:p>8.9038</text:p>
          </table:table-cell>
          <table:table-cell table:formula="of:=[.C89]/[.$C$2]" office:value-type="float" office:value="0.895403212019429" calcext:value-type="float">
            <text:p>0.895403212019429</text:p>
          </table:table-cell>
          <table:table-cell office:value-type="float" office:value="16.41" calcext:value-type="float">
            <text:p>16.41</text:p>
          </table:table-cell>
          <table:table-cell table:formula="of:=([.E89]-12)/4.5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8.6328" calcext:value-type="float">
            <text:p>8.6328</text:p>
          </table:table-cell>
          <table:table-cell table:formula="of:=[.A90]/[.$A$2]" office:value-type="float" office:value="0.868499683095403" calcext:value-type="float">
            <text:p>0.868499683095403</text:p>
          </table:table-cell>
          <table:table-cell office:value-type="float" office:value="8.9076" calcext:value-type="float">
            <text:p>8.9076</text:p>
          </table:table-cell>
          <table:table-cell table:formula="of:=[.C90]/[.$C$2]" office:value-type="float" office:value="0.895785355846298" calcext:value-type="float">
            <text:p>0.895785355846298</text:p>
          </table:table-cell>
          <table:table-cell office:value-type="float" office:value="16.511" calcext:value-type="float">
            <text:p>16.511</text:p>
          </table:table-cell>
          <table:table-cell table:formula="of:=([.E90]-12)/4.5" office:value-type="float" office:value="1.00244444444444" calcext:value-type="float">
            <text:p>1.00244444444444</text:p>
          </table:table-cell>
        </table:table-row>
        <table:table-row table:style-name="ro1">
          <table:table-cell office:value-type="float" office:value="8.6301" calcext:value-type="float">
            <text:p>8.6301</text:p>
          </table:table-cell>
          <table:table-cell table:formula="of:=[.A91]/[.$A$2]" office:value-type="float" office:value="0.86822805058401" calcext:value-type="float">
            <text:p>0.86822805058401</text:p>
          </table:table-cell>
          <table:table-cell office:value-type="float" office:value="8.9143" calcext:value-type="float">
            <text:p>8.9143</text:p>
          </table:table-cell>
          <table:table-cell table:formula="of:=[.C91]/[.$C$2]" office:value-type="float" office:value="0.896459135751566" calcext:value-type="float">
            <text:p>0.896459135751566</text:p>
          </table:table-cell>
          <table:table-cell office:value-type="float" office:value="16.611" calcext:value-type="float">
            <text:p>16.611</text:p>
          </table:table-cell>
          <table:table-cell table:formula="of:=([.E91]-12)/4.5" office:value-type="float" office:value="1.02466666666667" calcext:value-type="float">
            <text:p>1.02466666666667</text:p>
          </table:table-cell>
        </table:table-row>
        <table:table-row table:style-name="ro1">
          <table:table-cell office:value-type="float" office:value="8.6274" calcext:value-type="float">
            <text:p>8.6274</text:p>
          </table:table-cell>
          <table:table-cell table:formula="of:=[.A92]/[.$A$2]" office:value-type="float" office:value="0.867956418072616" calcext:value-type="float">
            <text:p>0.867956418072616</text:p>
          </table:table-cell>
          <table:table-cell office:value-type="float" office:value="8.9191" calcext:value-type="float">
            <text:p>8.9191</text:p>
          </table:table-cell>
          <table:table-cell table:formula="of:=[.C92]/[.$C$2]" office:value-type="float" office:value="0.896941843743401" calcext:value-type="float">
            <text:p>0.896941843743401</text:p>
          </table:table-cell>
          <table:table-cell office:value-type="float" office:value="16.712" calcext:value-type="float">
            <text:p>16.712</text:p>
          </table:table-cell>
          <table:table-cell table:formula="of:=([.E92]-12)/4.5" office:value-type="float" office:value="1.04711111111111" calcext:value-type="float">
            <text:p>1.04711111111111</text:p>
          </table:table-cell>
        </table:table-row>
        <table:table-row table:style-name="ro1">
          <table:table-cell office:value-type="float" office:value="8.625" calcext:value-type="float">
            <text:p>8.625</text:p>
          </table:table-cell>
          <table:table-cell table:formula="of:=[.A93]/[.$A$2]" office:value-type="float" office:value="0.867714966951378" calcext:value-type="float">
            <text:p>0.867714966951378</text:p>
          </table:table-cell>
          <table:table-cell office:value-type="float" office:value="8.9252" calcext:value-type="float">
            <text:p>8.9252</text:p>
          </table:table-cell>
          <table:table-cell table:formula="of:=[.C93]/[.$C$2]" office:value-type="float" office:value="0.89755528514969" calcext:value-type="float">
            <text:p>0.89755528514969</text:p>
          </table:table-cell>
          <table:table-cell office:value-type="float" office:value="16.812" calcext:value-type="float">
            <text:p>16.812</text:p>
          </table:table-cell>
          <table:table-cell table:formula="of:=([.E93]-12)/4.5" office:value-type="float" office:value="1.06933333333333" calcext:value-type="float">
            <text:p>1.06933333333333</text:p>
          </table:table-cell>
        </table:table-row>
        <table:table-row table:style-name="ro1">
          <table:table-cell office:value-type="float" office:value="8.6226" calcext:value-type="float">
            <text:p>8.6226</text:p>
          </table:table-cell>
          <table:table-cell table:formula="of:=[.A94]/[.$A$2]" office:value-type="float" office:value="0.867473515830139" calcext:value-type="float">
            <text:p>0.867473515830139</text:p>
          </table:table-cell>
          <table:table-cell office:value-type="float" office:value="8.9313" calcext:value-type="float">
            <text:p>8.9313</text:p>
          </table:table-cell>
          <table:table-cell table:formula="of:=[.C94]/[.$C$2]" office:value-type="float" office:value="0.898168726555979" calcext:value-type="float">
            <text:p>0.898168726555979</text:p>
          </table:table-cell>
          <table:table-cell office:value-type="float" office:value="16.912" calcext:value-type="float">
            <text:p>16.912</text:p>
          </table:table-cell>
          <table:table-cell table:formula="of:=([.E94]-12)/4.5" office:value-type="float" office:value="1.09155555555556" calcext:value-type="float">
            <text:p>1.09155555555556</text:p>
          </table:table-cell>
        </table:table-row>
        <table:table-row table:style-name="ro1">
          <table:table-cell office:value-type="float" office:value="8.6203" calcext:value-type="float">
            <text:p>8.6203</text:p>
          </table:table-cell>
          <table:table-cell table:formula="of:=[.A95]/[.$A$2]" office:value-type="float" office:value="0.867242125172285" calcext:value-type="float">
            <text:p>0.867242125172285</text:p>
          </table:table-cell>
          <table:table-cell office:value-type="float" office:value="8.9368" calcext:value-type="float">
            <text:p>8.9368</text:p>
          </table:table-cell>
          <table:table-cell table:formula="of:=[.C95]/[.$C$2]" office:value-type="float" office:value="0.898721829463289" calcext:value-type="float">
            <text:p>0.898721829463289</text:p>
          </table:table-cell>
          <table:table-cell office:value-type="float" office:value="17.013" calcext:value-type="float">
            <text:p>17.013</text:p>
          </table:table-cell>
          <table:table-cell table:formula="of:=([.E95]-12)/4.5" office:value-type="float" office:value="1.114" calcext:value-type="float">
            <text:p>1.114</text:p>
          </table:table-cell>
        </table:table-row>
        <table:table-row table:style-name="ro1">
          <table:table-cell office:value-type="float" office:value="8.6182" calcext:value-type="float">
            <text:p>8.6182</text:p>
          </table:table-cell>
          <table:table-cell table:formula="of:=[.A96]/[.$A$2]" office:value-type="float" office:value="0.867030855441202" calcext:value-type="float">
            <text:p>0.867030855441202</text:p>
          </table:table-cell>
          <table:table-cell office:value-type="float" office:value="8.9441" calcext:value-type="float">
            <text:p>8.9441</text:p>
          </table:table-cell>
          <table:table-cell table:formula="of:=[.C96]/[.$C$2]" office:value-type="float" office:value="0.899455947867537" calcext:value-type="float">
            <text:p>0.899455947867537</text:p>
          </table:table-cell>
          <table:table-cell office:value-type="float" office:value="17.113" calcext:value-type="float">
            <text:p>17.113</text:p>
          </table:table-cell>
          <table:table-cell table:formula="of:=([.E96]-12)/4.5" office:value-type="float" office:value="1.13622222222222" calcext:value-type="float">
            <text:p>1.13622222222222</text:p>
          </table:table-cell>
        </table:table-row>
        <table:table-row table:style-name="ro1">
          <table:table-cell office:value-type="float" office:value="8.6161" calcext:value-type="float">
            <text:p>8.6161</text:p>
          </table:table-cell>
          <table:table-cell table:formula="of:=[.A97]/[.$A$2]" office:value-type="float" office:value="0.866819585710118" calcext:value-type="float">
            <text:p>0.866819585710118</text:p>
          </table:table-cell>
          <table:table-cell office:value-type="float" office:value="8.9491" calcext:value-type="float">
            <text:p>8.9491</text:p>
          </table:table-cell>
          <table:table-cell table:formula="of:=[.C97]/[.$C$2]" office:value-type="float" office:value="0.899958768692364" calcext:value-type="float">
            <text:p>0.899958768692364</text:p>
          </table:table-cell>
          <table:table-cell office:value-type="float" office:value="17.213" calcext:value-type="float">
            <text:p>17.213</text:p>
          </table:table-cell>
          <table:table-cell table:formula="of:=([.E97]-12)/4.5" office:value-type="float" office:value="1.15844444444444" calcext:value-type="float">
            <text:p>1.15844444444444</text:p>
          </table:table-cell>
        </table:table-row>
        <table:table-row table:style-name="ro1">
          <table:table-cell office:value-type="float" office:value="8.6143" calcext:value-type="float">
            <text:p>8.6143</text:p>
          </table:table-cell>
          <table:table-cell table:formula="of:=[.A98]/[.$A$2]" office:value-type="float" office:value="0.866638497369189" calcext:value-type="float">
            <text:p>0.866638497369189</text:p>
          </table:table-cell>
          <table:table-cell office:value-type="float" office:value="8.9572" calcext:value-type="float">
            <text:p>8.9572</text:p>
          </table:table-cell>
          <table:table-cell table:formula="of:=[.C98]/[.$C$2]" office:value-type="float" office:value="0.900773338428584" calcext:value-type="float">
            <text:p>0.900773338428584</text:p>
          </table:table-cell>
          <table:table-cell office:value-type="float" office:value="17.314" calcext:value-type="float">
            <text:p>17.314</text:p>
          </table:table-cell>
          <table:table-cell table:formula="of:=([.E98]-12)/4.5" office:value-type="float" office:value="1.18088888888889" calcext:value-type="float">
            <text:p>1.18088888888889</text:p>
          </table:table-cell>
        </table:table-row>
        <table:table-row table:style-name="ro1">
          <table:table-cell office:value-type="float" office:value="8.6124" calcext:value-type="float">
            <text:p>8.6124</text:p>
          </table:table-cell>
          <table:table-cell table:formula="of:=[.A99]/[.$A$2]" office:value-type="float" office:value="0.866447348564875" calcext:value-type="float">
            <text:p>0.866447348564875</text:p>
          </table:table-cell>
          <table:table-cell office:value-type="float" office:value="8.962" calcext:value-type="float">
            <text:p>8.962</text:p>
          </table:table-cell>
          <table:table-cell table:formula="of:=[.C99]/[.$C$2]" office:value-type="float" office:value="0.901256046420419" calcext:value-type="float">
            <text:p>0.901256046420419</text:p>
          </table:table-cell>
          <table:table-cell office:value-type="float" office:value="17.414" calcext:value-type="float">
            <text:p>17.414</text:p>
          </table:table-cell>
          <table:table-cell table:formula="of:=([.E99]-12)/4.5" office:value-type="float" office:value="1.20311111111111" calcext:value-type="float">
            <text:p>1.20311111111111</text:p>
          </table:table-cell>
        </table:table-row>
        <table:table-row table:style-name="ro1">
          <table:table-cell office:value-type="float" office:value="8.6108" calcext:value-type="float">
            <text:p>8.6108</text:p>
          </table:table-cell>
          <table:table-cell table:formula="of:=[.A100]/[.$A$2]" office:value-type="float" office:value="0.866286381150716" calcext:value-type="float">
            <text:p>0.866286381150716</text:p>
          </table:table-cell>
          <table:table-cell office:value-type="float" office:value="8.9704" calcext:value-type="float">
            <text:p>8.9704</text:p>
          </table:table-cell>
          <table:table-cell table:formula="of:=[.C100]/[.$C$2]" office:value-type="float" office:value="0.902100785406128" calcext:value-type="float">
            <text:p>0.902100785406128</text:p>
          </table:table-cell>
          <table:table-cell office:value-type="float" office:value="17.514" calcext:value-type="float">
            <text:p>17.514</text:p>
          </table:table-cell>
          <table:table-cell table:formula="of:=([.E100]-12)/4.5" office:value-type="float" office:value="1.22533333333333" calcext:value-type="float">
            <text:p>1.22533333333333</text:p>
          </table:table-cell>
        </table:table-row>
        <table:table-row table:style-name="ro1">
          <table:table-cell office:value-type="float" office:value="8.6091" calcext:value-type="float">
            <text:p>8.6091</text:p>
          </table:table-cell>
          <table:table-cell table:formula="of:=[.A101]/[.$A$2]" office:value-type="float" office:value="0.866115353273172" calcext:value-type="float">
            <text:p>0.866115353273172</text:p>
          </table:table-cell>
          <table:table-cell office:value-type="float" office:value="8.9756" calcext:value-type="float">
            <text:p>8.9756</text:p>
          </table:table-cell>
          <table:table-cell table:formula="of:=[.C101]/[.$C$2]" office:value-type="float" office:value="0.902623719063949" calcext:value-type="float">
            <text:p>0.902623719063949</text:p>
          </table:table-cell>
          <table:table-cell office:value-type="float" office:value="17.615" calcext:value-type="float">
            <text:p>17.615</text:p>
          </table:table-cell>
          <table:table-cell table:formula="of:=([.E101]-12)/4.5" office:value-type="float" office:value="1.24777777777778" calcext:value-type="float">
            <text:p>1.24777777777778</text:p>
          </table:table-cell>
        </table:table-row>
        <table:table-row table:style-name="ro1">
          <table:table-cell office:value-type="float" office:value="8.6077" calcext:value-type="float">
            <text:p>8.6077</text:p>
          </table:table-cell>
          <table:table-cell table:formula="of:=[.A102]/[.$A$2]" office:value-type="float" office:value="0.865974506785782" calcext:value-type="float">
            <text:p>0.865974506785782</text:p>
          </table:table-cell>
          <table:table-cell office:value-type="float" office:value="8.9842" calcext:value-type="float">
            <text:p>8.9842</text:p>
          </table:table-cell>
          <table:table-cell table:formula="of:=[.C102]/[.$C$2]" office:value-type="float" office:value="0.903488570882652" calcext:value-type="float">
            <text:p>0.903488570882652</text:p>
          </table:table-cell>
          <table:table-cell office:value-type="float" office:value="17.715" calcext:value-type="float">
            <text:p>17.715</text:p>
          </table:table-cell>
          <table:table-cell table:formula="of:=([.E102]-12)/4.5" office:value-type="float" office:value="1.27" calcext:value-type="float">
            <text:p>1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8T18:26:45.037131562</dc:date>
    <meta:editing-duration>PT13M44S</meta:editing-duration>
    <meta:editing-cycles>2</meta:editing-cycles>
    <meta:generator>LibreOffice/6.2.0.3$MacOSX_X86_64 LibreOffice_project/98c6a8a1c6c7b144ce3cc729e34964b47ce25d62</meta:generator>
    <meta:document-statistic meta:table-count="1" meta:cell-count="612" meta:object-count="0"/>
  </office:meta>
</office:document-meta>
</file>